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43.404972842200010pt"/>
    </style:style>
    <style:style style:name="co2" style:family="table-column">
      <style:table-column-properties style:column-width="127.105732007199990pt"/>
    </style:style>
    <style:style style:name="co3" style:family="table-column">
      <style:table-column-properties style:column-width="118.601780267199999pt"/>
    </style:style>
    <style:style style:name="co4" style:family="table-column">
      <style:table-column-properties style:column-width="116.050594745200002pt"/>
    </style:style>
    <style:style style:name="co5" style:family="table-column">
      <style:table-column-properties style:column-width="138.189215775000008pt"/>
    </style:style>
    <style:style style:name="co6" style:family="table-column">
      <style:table-column-properties style:column-width="64.006410096400003pt"/>
    </style:style>
    <style:style style:name="co7" style:family="table-column">
      <style:table-column-properties style:column-width="211.549972785400001pt"/>
    </style:style>
    <style:style style:name="co8" style:family="table-column">
      <style:table-column-properties style:column-width="93.798587692200002pt"/>
    </style:style>
    <style:style style:name="co9" style:family="table-column">
      <style:table-column-properties style:column-width="119.253749900599999pt"/>
    </style:style>
    <style:style style:name="co10" style:family="table-column">
      <style:table-column-properties style:column-width="648.964903785199908pt"/>
    </style:style>
    <style:style style:name="co11" style:family="table-column">
      <style:table-column-properties style:column-width="136.204960368999991pt"/>
    </style:style>
    <style:style style:name="co12" style:family="table-column">
      <style:table-column-properties style:column-width="245.905937815000016pt"/>
    </style:style>
    <style:style style:name="co13" style:family="table-column">
      <style:table-column-properties style:column-width="263.509117916799994pt"/>
    </style:style>
    <style:style style:name="co14" style:family="table-column">
      <style:table-column-properties style:column-width="146.693167514999999pt"/>
    </style:style>
    <style:style style:name="co15" style:family="table-column">
      <style:table-column-properties style:column-width="136.006534828399992pt"/>
    </style:style>
    <style:style style:name="co16" style:family="table-column">
      <style:table-column-properties style:column-width="277.058747689199947pt"/>
    </style:style>
    <style:style style:name="co17" style:family="table-column">
      <style:table-column-properties style:column-width="584.108098514800076pt"/>
    </style:style>
    <style:style style:name="ro1" style:family="table-row">
      <style:table-row-properties style:row-height="12.812620621600001pt"/>
    </style:style>
    <style:style style:name="ro2" style:family="table-row">
      <style:table-row-properties style:row-height="12.840967127400001pt"/>
    </style:style>
    <style:style style:name="ce1" style:family="table-cell"/>
    <style:style style:name="ce2" style:family="table-cell">
      <style:text-properties fo:font-family="'Liberation Sans'"/>
    </style:style>
    <style:style style:name="ce3" style:family="table-cell">
      <style:table-cell-properties fo:wrap-option="wrap"/>
      <style:text-properties fo:font-family="'Liberation Sans'" fo:font-size="10.000000000000000pt"/>
    </style:style>
    <style:style style:name="ce4" style:family="table-cell">
      <style:table-cell-properties style:text-align-source="fix"/>
      <style:paragraph-properties fo:text-align="start"/>
    </style:style>
    <style:style style:name="ce5" style:family="table-cell">
      <style:table-cell-properties style:text-align-source="fix"/>
      <style:paragraph-properties fo:text-align="start"/>
      <style:text-properties fo:font-family="'Liberation Sans'"/>
    </style:style>
    <number:number-style style:name="N1">
      <number:number number:decimal-places="2" number:min-integer-digits="1"/>
    </number:number-style>
  </office:automatic-styles>
  <office:body>
    <office:spreadsheet>
      <table:table table:name="Functions" table:style-name="ta1">
        <table:table-column table:style-name="co1" table:default-cell-style-name="ce1"/>
        <table:table-column table:style-name="co2" table:default-cell-style-name="ce1" table:number-columns-repeated="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 table:number-columns-repeated="1013"/>
        <table:table-row table:style-name="ro1">
          <table:table-cell office:value-type="string" office:string-value="file" table:style-name="ce2">
            <text:p>file</text:p>
          </table:table-cell>
          <table:table-cell office:value-type="string" office:string-value="function" table:style-name="ce2">
            <text:p>function</text:p>
          </table:table-cell>
          <table:table-cell office:value-type="string" office:string-value="unique" table:style-name="ce2">
            <text:p>unique</text:p>
          </table:table-cell>
          <table:table-cell office:value-type="string" office:string-value="noglx/wgl" table:style-name="ce2">
            <text:p>noglx/wgl</text:p>
          </table:table-cell>
          <table:table-cell office:value-type="string" office:string-value="core name" table:style-name="ce2">
            <text:p>core name</text:p>
          </table:table-cell>
          <table:table-cell office:value-type="string" office:string-value="extension name" table:style-name="ce2">
            <text:p>extension name</text:p>
          </table:table-cell>
          <table:table-cell office:value-type="string" office:string-value="core in" table:style-name="ce2">
            <text:p>core in</text:p>
          </table:table-cell>
          <table:table-cell office:value-type="string" office:string-value="extension" table:style-name="ce2">
            <text:p>extension</text:p>
          </table:table-cell>
          <table:table-cell office:value-type="string" office:string-value="extension depends" table:style-name="ce2">
            <text:p>extension depends</text:p>
          </table:table-cell>
          <table:table-cell office:value-type="string" office:string-value="extension written against" table:style-name="ce2">
            <text:p>extension written against</text:p>
          </table:table-cell>
          <table:table-cell office:value-type="string" office:string-value="notes:" table:style-name="ce2">
            <text:p>notes:</text:p>
          </table:table-cell>
          <table:table-cell table:number-columns-repeated="1013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StencilFaceEXT" table:style-name="ce2">
            <text:p>glActiveStencilFaceEXT</text:p>
          </table:table-cell>
          <table:table-cell office:value-type="string" office:string-value="glActiveStencilFaceEXT" table:style-name="ce2">
            <text:p>glActiveStencilFaceEXT</text:p>
          </table:table-cell>
          <table:table-cell office:value-type="string" office:string-value="glActiveStencilFaceEXT" table:style-name="ce2">
            <text:p>glActiveStencilFaceEXT</text:p>
          </table:table-cell>
          <table:table-cell table:style-name="ce2"/>
          <table:table-cell table:style-name="ce2"/>
          <table:table-cell table:style-name="ce2"/>
          <table:table-cell office:value-type="string" office:string-value="EXT_stencil_two_side" table:style-name="ce3">
            <text:p>EXT_stencil_two_side</text:p>
          </table:table-cell>
          <table:table-cell table:style-name="ce2"/>
          <table:table-cell office:value-type="string" office:string-value="1.3" table:style-name="ce2">
            <text:p>1.3</text:p>
          </table:table-cell>
          <table:table-cell table:number-columns-repeated="1014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StencilFaceEXT" table:style-name="ce2">
            <text:p>glActiveStencilFaceEXT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ActiveTextureARB" table:style-name="ce2">
            <text:p>glActiveTextureARB</text:p>
          </table:table-cell>
          <table:table-cell office:value-type="string" office:string-value="1.3" table:style-name="ce2">
            <text:p>1.3</text:p>
          </table:table-cell>
          <table:table-cell office:value-type="string" office:string-value="ARB_multitexture" table:style-name="ce2">
            <text:p>ARB_multitexture</text:p>
          </table:table-cell>
          <table:table-cell table:style-name="ce2"/>
          <table:table-cell office:value-type="string" office:string-value="1.2.1" table:style-name="ce2">
            <text:p>1.2.1</text:p>
          </table:table-cell>
          <table:table-cell table:number-columns-repeated="1014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AlphaFunc" table:style-name="ce2">
            <text:p>glAlphaFunc</text:p>
          </table:table-cell>
          <table:table-cell office:value-type="string" office:string-value="glAlphaFunc" table:style-name="ce2">
            <text:p>glAlphaFunc</text:p>
          </table:table-cell>
          <table:table-cell office:value-type="string" office:string-value="glAlphaFunc" table:style-name="ce2">
            <text:p>glAlphaFunc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2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AttachShader" table:style-name="ce2">
            <text:p>glAttachShader</text:p>
          </table:table-cell>
          <table:table-cell office:value-type="string" office:string-value="glAttachShader" table:style-name="ce2">
            <text:p>glAttachShader</text:p>
          </table:table-cell>
          <table:table-cell office:value-type="string" office:string-value="glAttachShader" table:style-name="ce2">
            <text:p>glAttachShader</text:p>
          </table:table-cell>
          <table:table-cell office:value-type="string" office:string-value="glAttachObjectARB" table:style-name="ce2">
            <text:p>glAttachObject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Begin" table:style-name="ce2">
            <text:p>glBegin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BindBufferARB" table:style-name="ce2">
            <text:p>glBindBufferARB</text:p>
          </table:table-cell>
          <table:table-cell office:value-type="string" office:string-value="1.5" table:style-name="ce2">
            <text:p>1.5</text:p>
          </table:table-cell>
          <table:table-cell office:value-type="string" office:string-value="ARB_vertex_buffer_object" table:style-name="ce2">
            <text:p>ARB_vertex_buffer_object</text:p>
          </table:table-cell>
          <table:table-cell table:style-name="ce2"/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BindTextureExt" table:style-name="ce2">
            <text:p>glBindTextureExt</text:p>
          </table:table-cell>
          <table:table-cell office:value-type="string" office:string-value="1.1" table:style-name="ce2">
            <text:p>1.1</text:p>
          </table:table-cell>
          <table:table-cell office:value-type="string" office:string-value="EXT_texture_object" table:style-name="ce2">
            <text:p>EXT_texture_object</text:p>
          </table:table-cell>
          <table:table-cell table:number-columns-repeated="1016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BlendColor" table:style-name="ce2">
            <text:p>glBlendColor</text:p>
          </table:table-cell>
          <table:table-cell office:value-type="string" office:string-value="glBlendColor" table:style-name="ce2">
            <text:p>glBlendColor</text:p>
          </table:table-cell>
          <table:table-cell table:style-name="ce2"/>
          <table:table-cell office:value-type="string" office:string-value="glBlendColor" table:style-name="ce2">
            <text:p>glBlendColor</text:p>
          </table:table-cell>
          <table:table-cell table:style-name="ce2"/>
          <table:table-cell office:value-type="string" office:string-value="ARB_imaging (based on EXT_blend_color)" table:style-name="ce2">
            <text:p>ARB_imaging (based on EXT_blend_color)</text:p>
          </table:table-cell>
          <table:table-cell table:style-name="ce2"/>
          <table:table-cell office:value-type="string" office:string-value="1.2" table:style-name="ce2">
            <text:p>1.2</text:p>
          </table:table-cell>
          <table:table-cell office:value-type="string" office:string-value="the imaging subset is implemented in software and is very slow" table:style-name="ce2">
            <text:p>the imaging subset is implemented in software and is very slow</text:p>
          </table:table-cell>
          <table:table-cell table:number-columns-repeated="1013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BlendFunc" table:style-name="ce2">
            <text:p>glBlendFunc</text:p>
          </table:table-cell>
          <table:table-cell office:value-type="string" office:string-value="glBlendFunc" table:style-name="ce2">
            <text:p>glBlendFunc</text:p>
          </table:table-cell>
          <table:table-cell office:value-type="string" office:string-value="glBlendFunc" table:style-name="ce2">
            <text:p>glBlendFunc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BufferDataARB" table:style-name="ce2">
            <text:p>glBufferDataARB</text:p>
          </table:table-cell>
          <table:table-cell office:value-type="string" office:string-value="1.5" table:style-name="ce2">
            <text:p>1.5</text:p>
          </table:table-cell>
          <table:table-cell office:value-type="string" office:string-value="ARB_vertex_buffer_object" table:style-name="ce2">
            <text:p>ARB_vertex_buffer_object</text:p>
          </table:table-cell>
          <table:table-cell table:style-name="ce2"/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BufferSubData" table:style-name="ce2">
            <text:p>glBufferSubData</text:p>
          </table:table-cell>
          <table:table-cell office:value-type="string" office:string-value="glBufferSubData" table:style-name="ce2">
            <text:p>glBufferSubData</text:p>
          </table:table-cell>
          <table:table-cell office:value-type="string" office:string-value="glBufferSubData" table:style-name="ce2">
            <text:p>glBufferSubData</text:p>
          </table:table-cell>
          <table:table-cell office:value-type="string" office:string-value="glBufferSubDataARB" table:style-name="ce2">
            <text:p>glBufferSubDataARB</text:p>
          </table:table-cell>
          <table:table-cell office:value-type="string" office:string-value="1.5" table:style-name="ce2">
            <text:p>1.5</text:p>
          </table:table-cell>
          <table:table-cell office:value-type="string" office:string-value="ARB_vertex_buffer_object" table:style-name="ce2">
            <text:p>ARB_vertex_buffer_object</text:p>
          </table:table-cell>
          <table:table-cell table:style-name="ce2"/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Clear" table:style-name="ce2">
            <text:p>glClear</text:p>
          </table:table-cell>
          <table:table-cell office:value-type="string" office:string-value="glClear" table:style-name="ce2">
            <text:p>glClear</text:p>
          </table:table-cell>
          <table:table-cell office:value-type="string" office:string-value="glClear" table:style-name="ce2">
            <text:p>glClear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ClearColor" table:style-name="ce2">
            <text:p>glClearColor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Color3f" table:style-name="ce2">
            <text:p>glColor3f</text:p>
          </table:table-cell>
          <table:table-cell office:value-type="string" office:string-value="glColor3f" table:style-name="ce2">
            <text:p>glColor3f</text:p>
          </table:table-cell>
          <table:table-cell office:value-type="string" office:string-value="glColor3f" table:style-name="ce2">
            <text:p>glColor3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Color4f" table:style-name="ce2">
            <text:p>glColor4f</text:p>
          </table:table-cell>
          <table:table-cell office:value-type="string" office:string-value="glColor4f" table:style-name="ce2">
            <text:p>glColor4f</text:p>
          </table:table-cell>
          <table:table-cell office:value-type="string" office:string-value="glColor4f" table:style-name="ce2">
            <text:p>glColor4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ActiveTexture" table:style-name="ce2">
            <text:p>glActiveTexture</text:p>
          </table:table-cell>
          <table:table-cell office:value-type="string" office:string-value="glColor4fv" table:style-name="ce2">
            <text:p>glColor4fv</text:p>
          </table:table-cell>
          <table:table-cell office:value-type="string" office:string-value="glColor4fv" table:style-name="ce2">
            <text:p>glColor4fv</text:p>
          </table:table-cell>
          <table:table-cell office:value-type="string" office:string-value="glColor4fv" table:style-name="ce2">
            <text:p>glColor4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AlphaFunc" table:style-name="ce2">
            <text:p>glAlphaFunc</text:p>
          </table:table-cell>
          <table:table-cell office:value-type="string" office:string-value="glColor4ub" table:style-name="ce2">
            <text:p>glColor4ub</text:p>
          </table:table-cell>
          <table:table-cell office:value-type="string" office:string-value="glColor4ub" table:style-name="ce2">
            <text:p>glColor4ub</text:p>
          </table:table-cell>
          <table:table-cell office:value-type="string" office:string-value="glColor4ub" table:style-name="ce2">
            <text:p>glColor4ub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AttachShader" table:style-name="ce2">
            <text:p>glAttachShader</text:p>
          </table:table-cell>
          <table:table-cell office:value-type="string" office:string-value="glColor4ubv" table:style-name="ce2">
            <text:p>glColor4ubv</text:p>
          </table:table-cell>
          <table:table-cell office:value-type="string" office:string-value="glColor4ubv" table:style-name="ce2">
            <text:p>glColor4ubv</text:p>
          </table:table-cell>
          <table:table-cell office:value-type="string" office:string-value="glColor4ubv" table:style-name="ce2">
            <text:p>glColor4ub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AttachShader" table:style-name="ce2">
            <text:p>glAttachShader</text:p>
          </table:table-cell>
          <table:table-cell office:value-type="string" office:string-value="glColorMask" table:style-name="ce2">
            <text:p>glColorMask</text:p>
          </table:table-cell>
          <table:table-cell office:value-type="string" office:string-value="glColorMask" table:style-name="ce2">
            <text:p>glColorMask</text:p>
          </table:table-cell>
          <table:table-cell office:value-type="string" office:string-value="glColorMask" table:style-name="ce2">
            <text:p>glColorMask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ColorPointer" table:style-name="ce2">
            <text:p>glColorPointer</text:p>
          </table:table-cell>
          <table:table-cell office:value-type="string" office:string-value="glColorPointer" table:style-name="ce2">
            <text:p>glColorPointer</text:p>
          </table:table-cell>
          <table:table-cell office:value-type="string" office:string-value="glColorPointer" table:style-name="ce2">
            <text:p>glColorPointer</text:p>
          </table:table-cell>
          <table:table-cell table:style-name="ce2"/>
          <table:table-cell office:value-type="string" office:string-value="1.1" table:style-name="ce2">
            <text:p>1.1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CompileShader" table:style-name="ce2">
            <text:p>glCompileShader</text:p>
          </table:table-cell>
          <table:table-cell office:value-type="string" office:string-value="glCompileShader" table:style-name="ce2">
            <text:p>glCompileShader</text:p>
          </table:table-cell>
          <table:table-cell office:value-type="string" office:string-value="glCompileShader" table:style-name="ce2">
            <text:p>glCompileShader</text:p>
          </table:table-cell>
          <table:table-cell office:value-type="string" office:string-value="glCompileShaderARB" table:style-name="ce2">
            <text:p>glCompileShader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CreateProgram" table:style-name="ce2">
            <text:p>glCreateProgram</text:p>
          </table:table-cell>
          <table:table-cell office:value-type="string" office:string-value="glCreateProgram" table:style-name="ce2">
            <text:p>glCreateProgram</text:p>
          </table:table-cell>
          <table:table-cell office:value-type="string" office:string-value="glCreateProgram" table:style-name="ce2">
            <text:p>glCreateProgram</text:p>
          </table:table-cell>
          <table:table-cell office:value-type="string" office:string-value="glCreateProgramObjectARB" table:style-name="ce2">
            <text:p>glCreateProgramObject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CreateShader" table:style-name="ce2">
            <text:p>glCreateShader</text:p>
          </table:table-cell>
          <table:table-cell office:value-type="string" office:string-value="glCreateShader" table:style-name="ce2">
            <text:p>glCreateShader</text:p>
          </table:table-cell>
          <table:table-cell office:value-type="string" office:string-value="glCreateShader" table:style-name="ce2">
            <text:p>glCreateShader</text:p>
          </table:table-cell>
          <table:table-cell office:value-type="string" office:string-value="glCreateShaderObjectARB" table:style-name="ce2">
            <text:p>glCreateShaderObject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CullFace" table:style-name="ce2">
            <text:p>glCullFace</text:p>
          </table:table-cell>
          <table:table-cell office:value-type="string" office:string-value="glCullFace" table:style-name="ce2">
            <text:p>glCullFace</text:p>
          </table:table-cell>
          <table:table-cell office:value-type="string" office:string-value="glCullFace" table:style-name="ce2">
            <text:p>glCullFace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eleteBuffers" table:style-name="ce2">
            <text:p>glDeleteBuffers</text:p>
          </table:table-cell>
          <table:table-cell office:value-type="string" office:string-value="glDeleteBuffers" table:style-name="ce2">
            <text:p>glDeleteBuffers</text:p>
          </table:table-cell>
          <table:table-cell office:value-type="string" office:string-value="glDeleteBuffers" table:style-name="ce2">
            <text:p>glDeleteBuffers</text:p>
          </table:table-cell>
          <table:table-cell office:value-type="string" office:string-value="glDeleteBuffersARB" table:style-name="ce2">
            <text:p>glDeleteBuffersARB</text:p>
          </table:table-cell>
          <table:table-cell office:value-type="string" office:string-value="1.5" table:style-name="ce2">
            <text:p>1.5</text:p>
          </table:table-cell>
          <table:table-cell office:value-type="string" office:string-value="ARB_vertex_buffer_object" table:style-name="ce2">
            <text:p>ARB_vertex_buffer_object</text:p>
          </table:table-cell>
          <table:table-cell table:style-name="ce2"/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eleteTextures" table:style-name="ce2">
            <text:p>glDeleteTextures</text:p>
          </table:table-cell>
          <table:table-cell office:value-type="string" office:string-value="glDeleteTextures" table:style-name="ce2">
            <text:p>glDeleteTextures</text:p>
          </table:table-cell>
          <table:table-cell office:value-type="string" office:string-value="glDeleteTextures" table:style-name="ce2">
            <text:p>glDeleteTextures</text:p>
          </table:table-cell>
          <table:table-cell office:value-type="string" office:string-value="glDeleteTexturesEXT" table:style-name="ce2">
            <text:p>glDeleteTexturesEXT</text:p>
          </table:table-cell>
          <table:table-cell office:value-type="string" office:string-value="1.1" table:style-name="ce2">
            <text:p>1.1</text:p>
          </table:table-cell>
          <table:table-cell office:value-type="string" office:string-value="EXT_texture_object" table:style-name="ce2">
            <text:p>EXT_texture_object</text:p>
          </table:table-cell>
          <table:table-cell table:number-columns-repeated="1016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epthFunc" table:style-name="ce2">
            <text:p>glDepthFunc</text:p>
          </table:table-cell>
          <table:table-cell office:value-type="string" office:string-value="glDepthFunc" table:style-name="ce2">
            <text:p>glDepthFunc</text:p>
          </table:table-cell>
          <table:table-cell office:value-type="string" office:string-value="glDepthFunc" table:style-name="ce2">
            <text:p>glDepthFunc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epthMask" table:style-name="ce2">
            <text:p>glDepthMask</text:p>
          </table:table-cell>
          <table:table-cell office:value-type="string" office:string-value="glDepthMask" table:style-name="ce2">
            <text:p>glDepthMask</text:p>
          </table:table-cell>
          <table:table-cell office:value-type="string" office:string-value="glDepthMask" table:style-name="ce2">
            <text:p>glDepthMask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epthRange" table:style-name="ce2">
            <text:p>glDepthRange</text:p>
          </table:table-cell>
          <table:table-cell office:value-type="string" office:string-value="glDepthRange" table:style-name="ce2">
            <text:p>glDepthRange</text:p>
          </table:table-cell>
          <table:table-cell office:value-type="string" office:string-value="glDepthRange" table:style-name="ce2">
            <text:p>glDepthRange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isable" table:style-name="ce2">
            <text:p>glDisable</text:p>
          </table:table-cell>
          <table:table-cell office:value-type="string" office:string-value="glDisable" table:style-name="ce2">
            <text:p>glDisable</text:p>
          </table:table-cell>
          <table:table-cell office:value-type="string" office:string-value="glDisable" table:style-name="ce2">
            <text:p>glDisable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isableClientState" table:style-name="ce2">
            <text:p>glDisableClientState</text:p>
          </table:table-cell>
          <table:table-cell office:value-type="string" office:string-value="glDisableClientState" table:style-name="ce2">
            <text:p>glDisableClientState</text:p>
          </table:table-cell>
          <table:table-cell office:value-type="string" office:string-value="glDisableClientState" table:style-name="ce2">
            <text:p>glDisableClientState</text:p>
          </table:table-cell>
          <table:table-cell table:style-name="ce2"/>
          <table:table-cell office:value-type="string" office:string-value="1.1" table:style-name="ce2">
            <text:p>1.1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rawArrays" table:style-name="ce2">
            <text:p>glDrawArrays</text:p>
          </table:table-cell>
          <table:table-cell office:value-type="string" office:string-value="glDrawArrays" table:style-name="ce2">
            <text:p>glDrawArrays</text:p>
          </table:table-cell>
          <table:table-cell office:value-type="string" office:string-value="glDrawArrays" table:style-name="ce2">
            <text:p>glDrawArrays</text:p>
          </table:table-cell>
          <table:table-cell office:value-type="string" office:string-value="glDrawArraysEXT" table:style-name="ce2">
            <text:p>glDrawArraysEXT</text:p>
          </table:table-cell>
          <table:table-cell office:value-type="string" office:string-value="1.1" table:style-name="ce2">
            <text:p>1.1</text:p>
          </table:table-cell>
          <table:table-cell office:value-type="string" office:string-value="EXT_vertex_array " table:style-name="ce2">
            <text:p>EXT_vertex_array </text:p>
          </table:table-cell>
          <table:table-cell table:number-columns-repeated="1016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DrawRangeElements" table:style-name="ce2">
            <text:p>glDrawRangeElements</text:p>
          </table:table-cell>
          <table:table-cell office:value-type="string" office:string-value="glDrawRangeElements" table:style-name="ce2">
            <text:p>glDrawRangeElements</text:p>
          </table:table-cell>
          <table:table-cell office:value-type="string" office:string-value="glDrawRangeElements" table:style-name="ce2">
            <text:p>glDrawRangeElements</text:p>
          </table:table-cell>
          <table:table-cell office:value-type="string" office:string-value="glDrawRangeElementsEXT" table:style-name="ce2">
            <text:p>glDrawRangeElementsEXT</text:p>
          </table:table-cell>
          <table:table-cell office:value-type="string" office:string-value="1.1" table:style-name="ce2">
            <text:p>1.1</text:p>
          </table:table-cell>
          <table:table-cell office:value-type="string" office:string-value="EXT_draw_range_elements" table:style-name="ce2">
            <text:p>EXT_draw_range_elements</text:p>
          </table:table-cell>
          <table:table-cell table:number-columns-repeated="1016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Enable" table:style-name="ce2">
            <text:p>glEnable</text:p>
          </table:table-cell>
          <table:table-cell office:value-type="string" office:string-value="glEnable" table:style-name="ce2">
            <text:p>glEnable</text:p>
          </table:table-cell>
          <table:table-cell office:value-type="string" office:string-value="glEnable" table:style-name="ce2">
            <text:p>glEnable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egin" table:style-name="ce2">
            <text:p>glBegin</text:p>
          </table:table-cell>
          <table:table-cell office:value-type="string" office:string-value="glEnableClientState" table:style-name="ce2">
            <text:p>glEnableClientState</text:p>
          </table:table-cell>
          <table:table-cell office:value-type="string" office:string-value="glEnableClientState" table:style-name="ce2">
            <text:p>glEnableClientState</text:p>
          </table:table-cell>
          <table:table-cell office:value-type="string" office:string-value="glEnableClientState" table:style-name="ce2">
            <text:p>glEnableClientState</text:p>
          </table:table-cell>
          <table:table-cell table:style-name="ce2"/>
          <table:table-cell office:value-type="string" office:string-value="1.1" table:style-name="ce2">
            <text:p>1.1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End" table:style-name="ce2">
            <text:p>glEnd</text:p>
          </table:table-cell>
          <table:table-cell office:value-type="string" office:string-value="glEnd" table:style-name="ce2">
            <text:p>glEnd</text:p>
          </table:table-cell>
          <table:table-cell office:value-type="string" office:string-value="glEnd" table:style-name="ce2">
            <text:p>glEnd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Error" table:style-name="ce2">
            <text:p>glError</text:p>
          </table:table-cell>
          <table:table-cell office:value-type="string" office:string-value="glError" table:style-name="ce2">
            <text:p>glError</text:p>
          </table:table-cell>
          <table:table-cell office:value-type="string" office:string-value="NOT A GL COMMAND" table:style-name="ce2">
            <text:p>NOT A GL COMMAND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office:string-value="Warzone internal macro" table:style-name="ce2">
            <text:p>Warzone internal macro</text:p>
          </table:table-cell>
          <table:table-cell table:number-columns-repeated="1013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Errors" table:style-name="ce2">
            <text:p>glErrors</text:p>
          </table:table-cell>
          <table:table-cell office:value-type="string" office:string-value="glErrors" table:style-name="ce2">
            <text:p>glErrors</text:p>
          </table:table-cell>
          <table:table-cell office:value-type="string" office:string-value="NOT A GL COMMAND" table:style-name="ce2">
            <text:p>NOT A GL COMMAND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office:string-value="Warzone internal macro" table:style-name="ce2">
            <text:p>Warzone internal macro</text:p>
          </table:table-cell>
          <table:table-cell table:number-columns-repeated="1013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Fogf" table:style-name="ce2">
            <text:p>glFogf</text:p>
          </table:table-cell>
          <table:table-cell office:value-type="string" office:string-value="glFogf" table:style-name="ce2">
            <text:p>glFogf</text:p>
          </table:table-cell>
          <table:table-cell office:value-type="string" office:string-value="glFogf" table:style-name="ce2">
            <text:p>glFog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Fogfv" table:style-name="ce2">
            <text:p>glFogfv</text:p>
          </table:table-cell>
          <table:table-cell office:value-type="string" office:string-value="glFogfv" table:style-name="ce2">
            <text:p>glFogfv</text:p>
          </table:table-cell>
          <table:table-cell office:value-type="string" office:string-value="glFogfv" table:style-name="ce2">
            <text:p>glFog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Fogi" table:style-name="ce2">
            <text:p>glFogi</text:p>
          </table:table-cell>
          <table:table-cell office:value-type="string" office:string-value="glFogi" table:style-name="ce2">
            <text:p>glFogi</text:p>
          </table:table-cell>
          <table:table-cell office:value-type="string" office:string-value="glFogi" table:style-name="ce2">
            <text:p>glFogi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FrontFace" table:style-name="ce2">
            <text:p>glFrontFace</text:p>
          </table:table-cell>
          <table:table-cell office:value-type="string" office:string-value="glFrontFace" table:style-name="ce2">
            <text:p>glFrontFace</text:p>
          </table:table-cell>
          <table:table-cell office:value-type="string" office:string-value="glFrontFace" table:style-name="ce2">
            <text:p>glFrontFace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Frustum" table:style-name="ce2">
            <text:p>glFrustum</text:p>
          </table:table-cell>
          <table:table-cell office:value-type="string" office:string-value="glFrustum" table:style-name="ce2">
            <text:p>glFrustum</text:p>
          </table:table-cell>
          <table:table-cell office:value-type="string" office:string-value="glFrustum" table:style-name="ce2">
            <text:p>glFrustum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nBuffers" table:style-name="ce2">
            <text:p>glGenBuffers</text:p>
          </table:table-cell>
          <table:table-cell office:value-type="string" office:string-value="glGenBuffers" table:style-name="ce2">
            <text:p>glGenBuffers</text:p>
          </table:table-cell>
          <table:table-cell office:value-type="string" office:string-value="glGenBuffers" table:style-name="ce2">
            <text:p>glGenBuffers</text:p>
          </table:table-cell>
          <table:table-cell office:value-type="string" office:string-value="glGenBufferARB" table:style-name="ce2">
            <text:p>glGenBufferARB</text:p>
          </table:table-cell>
          <table:table-cell office:value-type="string" office:string-value="1.5" table:style-name="ce2">
            <text:p>1.5</text:p>
          </table:table-cell>
          <table:table-cell office:value-type="string" office:string-value="ARB_vertex_buffer_object" table:style-name="ce2">
            <text:p>ARB_vertex_buffer_object</text:p>
          </table:table-cell>
          <table:table-cell table:style-name="ce2"/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nTextures" table:style-name="ce2">
            <text:p>glGenTextures</text:p>
          </table:table-cell>
          <table:table-cell office:value-type="string" office:string-value="glGenTextures" table:style-name="ce2">
            <text:p>glGenTextures</text:p>
          </table:table-cell>
          <table:table-cell office:value-type="string" office:string-value="glGenTextures" table:style-name="ce2">
            <text:p>glGenTextures</text:p>
          </table:table-cell>
          <table:table-cell office:value-type="string" office:string-value="glGenTexturesEXT" table:style-name="ce2">
            <text:p>glGenTexturesEXT</text:p>
          </table:table-cell>
          <table:table-cell office:value-type="string" office:string-value="1.1" table:style-name="ce2">
            <text:p>1.1</text:p>
          </table:table-cell>
          <table:table-cell office:value-type="string" office:string-value="EXT_texture_object" table:style-name="ce2">
            <text:p>EXT_texture_object</text:p>
          </table:table-cell>
          <table:table-cell table:number-columns-repeated="1016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Error" table:style-name="ce2">
            <text:p>glGetError</text:p>
          </table:table-cell>
          <table:table-cell office:value-type="string" office:string-value="glGetError" table:style-name="ce2">
            <text:p>glGetError</text:p>
          </table:table-cell>
          <table:table-cell office:value-type="string" office:string-value="glGetError" table:style-name="ce2">
            <text:p>glGetError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Floatv" table:style-name="ce2">
            <text:p>glGetFloatv</text:p>
          </table:table-cell>
          <table:table-cell office:value-type="string" office:string-value="glGetFloatv" table:style-name="ce2">
            <text:p>glGetFloatv</text:p>
          </table:table-cell>
          <table:table-cell office:value-type="string" office:string-value="glGetFloatv" table:style-name="ce2">
            <text:p>glGetFloat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Integerv" table:style-name="ce2">
            <text:p>glGetIntegerv</text:p>
          </table:table-cell>
          <table:table-cell office:value-type="string" office:string-value="glGetIntegerv" table:style-name="ce2">
            <text:p>glGetIntegerv</text:p>
          </table:table-cell>
          <table:table-cell office:value-type="string" office:string-value="glGetIntegerv" table:style-name="ce2">
            <text:p>glGetInteger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Lightfv" table:style-name="ce2">
            <text:p>glGetLightfv</text:p>
          </table:table-cell>
          <table:table-cell office:value-type="string" office:string-value="glGetLightfv" table:style-name="ce2">
            <text:p>glGetLightfv</text:p>
          </table:table-cell>
          <table:table-cell office:value-type="string" office:string-value="glGetLightfv" table:style-name="ce2">
            <text:p>glGetLight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ProgramInfoLog" table:style-name="ce2">
            <text:p>glGetProgramInfoLog</text:p>
          </table:table-cell>
          <table:table-cell office:value-type="string" office:string-value="glGetProgramInfoLog" table:style-name="ce2">
            <text:p>glGetProgramInfoLog</text:p>
          </table:table-cell>
          <table:table-cell office:value-type="string" office:string-value="glGetProgramInfoLog" table:style-name="ce2">
            <text:p>glGetProgramInfoLog</text:p>
          </table:table-cell>
          <table:table-cell office:value-type="string" office:string-value="glGetInfoLogARB" table:style-name="ce2">
            <text:p>glGetInfoLog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office:value-type="string" office:string-value="Split from glGetInfoLogARB" table:style-name="ce2">
            <text:p>Split from glGetInfoLogARB</text:p>
          </table:table-cell>
          <table:table-cell table:number-columns-repeated="1013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Programiv" table:style-name="ce2">
            <text:p>glGetProgramiv</text:p>
          </table:table-cell>
          <table:table-cell office:value-type="string" office:string-value="glGetProgramiv" table:style-name="ce2">
            <text:p>glGetProgramiv</text:p>
          </table:table-cell>
          <table:table-cell office:value-type="string" office:string-value="glGetShaderiv" table:style-name="ce2">
            <text:p>glGetShaderiv</text:p>
          </table:table-cell>
          <table:table-cell office:value-type="string" office:string-value="glGetObjectParameterivARB" table:style-name="ce3">
            <text:p>glGetObjectParameteriv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office:value-type="string" office:string-value="Split from glGetObjectParameterivARB" table:style-name="ce2">
            <text:p>Split from glGetObjectParameterivARB</text:p>
          </table:table-cell>
          <table:table-cell table:number-columns-repeated="1013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ShaderInfoLog" table:style-name="ce2">
            <text:p>glGetShaderInfoLog</text:p>
          </table:table-cell>
          <table:table-cell office:value-type="string" office:string-value="glGetShaderInfoLog" table:style-name="ce2">
            <text:p>glGetShaderInfoLog</text:p>
          </table:table-cell>
          <table:table-cell office:value-type="string" office:string-value="glGetShaderInfoLog" table:style-name="ce2">
            <text:p>glGetShaderInfoLog</text:p>
          </table:table-cell>
          <table:table-cell office:value-type="string" office:string-value="glGetInfoLogARB" table:style-name="ce2">
            <text:p>glGetInfoLog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office:value-type="string" office:string-value="Split from glGetInfoLogARB" table:style-name="ce2">
            <text:p>Split from glGetInfoLogARB</text:p>
          </table:table-cell>
          <table:table-cell table:number-columns-repeated="1013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Shaderiv" table:style-name="ce2">
            <text:p>glGetShaderiv</text:p>
          </table:table-cell>
          <table:table-cell office:value-type="string" office:string-value="glGetShaderiv" table:style-name="ce2">
            <text:p>glGetShaderiv</text:p>
          </table:table-cell>
          <table:table-cell office:value-type="string" office:string-value="glGetShaderiv" table:style-name="ce2">
            <text:p>glGetShaderiv</text:p>
          </table:table-cell>
          <table:table-cell office:value-type="string" office:string-value="glGetObjectParameterivARB" table:style-name="ce3">
            <text:p>glGetObjectParameteriv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office:value-type="string" office:string-value="Split from glGetObjectParameterivARB" table:style-name="ce2">
            <text:p>Split from glGetObjectParameterivARB</text:p>
          </table:table-cell>
          <table:table-cell table:number-columns-repeated="1013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String" table:style-name="ce2">
            <text:p>glGetString</text:p>
          </table:table-cell>
          <table:table-cell office:value-type="string" office:string-value="glGetString" table:style-name="ce2">
            <text:p>glGetString</text:p>
          </table:table-cell>
          <table:table-cell office:value-type="string" office:string-value="glGetString" table:style-name="ce2">
            <text:p>glGetString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GetUniformLocation" table:style-name="ce2">
            <text:p>glGetUniformLocation</text:p>
          </table:table-cell>
          <table:table-cell office:value-type="string" office:string-value="glGetUniformLocation" table:style-name="ce2">
            <text:p>glGetUniformLocation</text:p>
          </table:table-cell>
          <table:table-cell office:value-type="string" office:string-value="glGetUniformLocation" table:style-name="ce2">
            <text:p>glGetUniformLocation</text:p>
          </table:table-cell>
          <table:table-cell office:value-type="string" office:string-value="GetUniformLocationARB" table:style-name="ce3">
            <text:p>GetUniformLocation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Hint" table:style-name="ce2">
            <text:p>glHint</text:p>
          </table:table-cell>
          <table:table-cell office:value-type="string" office:string-value="glHint" table:style-name="ce2">
            <text:p>glHint</text:p>
          </table:table-cell>
          <table:table-cell office:value-type="string" office:string-value="glHint" table:style-name="ce2">
            <text:p>glHint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Lightfv" table:style-name="ce2">
            <text:p>glLightfv</text:p>
          </table:table-cell>
          <table:table-cell office:value-type="string" office:string-value="glLightfv" table:style-name="ce2">
            <text:p>glLightfv</text:p>
          </table:table-cell>
          <table:table-cell office:value-type="string" office:string-value="glLightfv" table:style-name="ce2">
            <text:p>glLight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LightModelfv" table:style-name="ce2">
            <text:p>glLightModelfv</text:p>
          </table:table-cell>
          <table:table-cell office:value-type="string" office:string-value="glLightModelfv" table:style-name="ce2">
            <text:p>glLightModelfv</text:p>
          </table:table-cell>
          <table:table-cell office:value-type="string" office:string-value="glLightModelfv" table:style-name="ce2">
            <text:p>glLightModel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LightModeli" table:style-name="ce2">
            <text:p>glLightModeli</text:p>
          </table:table-cell>
          <table:table-cell office:value-type="string" office:string-value="glLightModeli" table:style-name="ce2">
            <text:p>glLightModeli</text:p>
          </table:table-cell>
          <table:table-cell office:value-type="string" office:string-value="glLightModeli" table:style-name="ce2">
            <text:p>glLightModeli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LinkProgram" table:style-name="ce2">
            <text:p>glLinkProgram</text:p>
          </table:table-cell>
          <table:table-cell office:value-type="string" office:string-value="glLinkProgram" table:style-name="ce2">
            <text:p>glLinkProgram</text:p>
          </table:table-cell>
          <table:table-cell office:value-type="string" office:string-value="glLinkProgram" table:style-name="ce2">
            <text:p>glLinkProgram</text:p>
          </table:table-cell>
          <table:table-cell office:value-type="string" office:string-value="glLinkProgramARB" table:style-name="ce2">
            <text:p>glLinkProgram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LoadIdentity" table:style-name="ce2">
            <text:p>glLoadIdentity</text:p>
          </table:table-cell>
          <table:table-cell office:value-type="string" office:string-value="glLoadIdentity" table:style-name="ce2">
            <text:p>glLoadIdentity</text:p>
          </table:table-cell>
          <table:table-cell office:value-type="string" office:string-value="glLoadIdentity" table:style-name="ce2">
            <text:p>glLoadIdentity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LoadMatrixf" table:style-name="ce2">
            <text:p>glLoadMatrixf</text:p>
          </table:table-cell>
          <table:table-cell office:value-type="string" office:string-value="glLoadMatrixf" table:style-name="ce2">
            <text:p>glLoadMatrixf</text:p>
          </table:table-cell>
          <table:table-cell office:value-type="string" office:string-value="glLoadMatrixf" table:style-name="ce2">
            <text:p>glLoadMatrix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Materialf" table:style-name="ce2">
            <text:p>glMaterialf</text:p>
          </table:table-cell>
          <table:table-cell office:value-type="string" office:string-value="glMaterialf" table:style-name="ce2">
            <text:p>glMaterialf</text:p>
          </table:table-cell>
          <table:table-cell office:value-type="string" office:string-value="glMaterialf" table:style-name="ce2">
            <text:p>glMaterial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Materialfv" table:style-name="ce2">
            <text:p>glMaterialfv</text:p>
          </table:table-cell>
          <table:table-cell office:value-type="string" office:string-value="glMaterialfv" table:style-name="ce2">
            <text:p>glMaterialfv</text:p>
          </table:table-cell>
          <table:table-cell office:value-type="string" office:string-value="glMaterialfv" table:style-name="ce2">
            <text:p>glMaterial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MatrixMode" table:style-name="ce2">
            <text:p>glMatrixMode</text:p>
          </table:table-cell>
          <table:table-cell office:value-type="string" office:string-value="glMatrixMode" table:style-name="ce2">
            <text:p>glMatrixMode</text:p>
          </table:table-cell>
          <table:table-cell office:value-type="string" office:string-value="glMatrixMode" table:style-name="ce2">
            <text:p>glMatrixMode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MultiTexCoord2fv" table:style-name="ce2">
            <text:p>glMultiTexCoord2fv</text:p>
          </table:table-cell>
          <table:table-cell office:value-type="string" office:string-value="glMultiTexCoord2fv" table:style-name="ce2">
            <text:p>glMultiTexCoord2fv</text:p>
          </table:table-cell>
          <table:table-cell office:value-type="string" office:string-value="glMultiTexCoord2fv" table:style-name="ce2">
            <text:p>glMultiTexCoord2fv</text:p>
          </table:table-cell>
          <table:table-cell office:value-type="string" office:string-value="glMultiTexCoord2fvARB" table:style-name="ce2">
            <text:p>glMultiTexCoord2fvARB</text:p>
          </table:table-cell>
          <table:table-cell office:value-type="string" office:string-value="1.3" table:style-name="ce2">
            <text:p>1.3</text:p>
          </table:table-cell>
          <table:table-cell office:value-type="string" office:string-value="ARB_multitexture" table:style-name="ce2">
            <text:p>ARB_multitexture</text:p>
          </table:table-cell>
          <table:table-cell table:number-columns-repeated="1016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Normal3f" table:style-name="ce2">
            <text:p>glNormal3f</text:p>
          </table:table-cell>
          <table:table-cell office:value-type="string" office:string-value="glNormal3f" table:style-name="ce2">
            <text:p>glNormal3f</text:p>
          </table:table-cell>
          <table:table-cell office:value-type="string" office:string-value="glNormal3f" table:style-name="ce2">
            <text:p>glNormal3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Buffer" table:style-name="ce2">
            <text:p>glBindBuffer</text:p>
          </table:table-cell>
          <table:table-cell office:value-type="string" office:string-value="glNormal3fv" table:style-name="ce2">
            <text:p>glNormal3fv</text:p>
          </table:table-cell>
          <table:table-cell office:value-type="string" office:string-value="glNormal3fv" table:style-name="ce2">
            <text:p>glNormal3fv</text:p>
          </table:table-cell>
          <table:table-cell office:value-type="string" office:string-value="glNormal3fv" table:style-name="ce2">
            <text:p>glNormal3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Ortho" table:style-name="ce2">
            <text:p>glOrtho</text:p>
          </table:table-cell>
          <table:table-cell office:value-type="string" office:string-value="glOrtho" table:style-name="ce2">
            <text:p>glOrtho</text:p>
          </table:table-cell>
          <table:table-cell office:value-type="string" office:string-value="glOrtho" table:style-name="ce2">
            <text:p>glOrtho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PixelStorei" table:style-name="ce2">
            <text:p>glPixelStorei</text:p>
          </table:table-cell>
          <table:table-cell office:value-type="string" office:string-value="glPixelStorei" table:style-name="ce2">
            <text:p>glPixelStorei</text:p>
          </table:table-cell>
          <table:table-cell office:value-type="string" office:string-value="glPixelStorei" table:style-name="ce2">
            <text:p>glPixelStorei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PolygonOffset" table:style-name="ce2">
            <text:p>glPolygonOffset</text:p>
          </table:table-cell>
          <table:table-cell office:value-type="string" office:string-value="glPolygonOffset" table:style-name="ce2">
            <text:p>glPolygonOffset</text:p>
          </table:table-cell>
          <table:table-cell office:value-type="string" office:string-value="glPolygonOffset" table:style-name="ce2">
            <text:p>glPolygonOffset</text:p>
          </table:table-cell>
          <table:table-cell office:value-type="string" office:string-value="glPolygonOffsetEXT" table:style-name="ce2">
            <text:p>glPolygonOffsetEXT</text:p>
          </table:table-cell>
          <table:table-cell office:value-type="string" office:string-value="1.1" table:style-name="ce2">
            <text:p>1.1</text:p>
          </table:table-cell>
          <table:table-cell office:value-type="string" office:string-value="EXT_polygon_offset" table:style-name="ce2">
            <text:p>EXT_polygon_offset</text:p>
          </table:table-cell>
          <table:table-cell table:number-columns-repeated="1016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PopAttrib" table:style-name="ce2">
            <text:p>glPopAttrib</text:p>
          </table:table-cell>
          <table:table-cell office:value-type="string" office:string-value="glPopAttrib" table:style-name="ce2">
            <text:p>glPopAttrib</text:p>
          </table:table-cell>
          <table:table-cell office:value-type="string" office:string-value="glPopAttrib" table:style-name="ce2">
            <text:p>glPopAttrib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PopMatrix" table:style-name="ce2">
            <text:p>glPopMatrix</text:p>
          </table:table-cell>
          <table:table-cell office:value-type="string" office:string-value="glPopMatrix" table:style-name="ce2">
            <text:p>glPopMatrix</text:p>
          </table:table-cell>
          <table:table-cell office:value-type="string" office:string-value="glPopMatrix" table:style-name="ce2">
            <text:p>glPopMatrix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PushAttrib" table:style-name="ce2">
            <text:p>glPushAttrib</text:p>
          </table:table-cell>
          <table:table-cell office:value-type="string" office:string-value="glPushAttrib" table:style-name="ce2">
            <text:p>glPushAttrib</text:p>
          </table:table-cell>
          <table:table-cell office:value-type="string" office:string-value="glPushAttrib" table:style-name="ce2">
            <text:p>glPushAttrib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PushMatrix" table:style-name="ce2">
            <text:p>glPushMatrix</text:p>
          </table:table-cell>
          <table:table-cell office:value-type="string" office:string-value="glPushMatrix" table:style-name="ce2">
            <text:p>glPushMatrix</text:p>
          </table:table-cell>
          <table:table-cell office:value-type="string" office:string-value="glPushMatrix" table:style-name="ce2">
            <text:p>glPushMatrix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ReadPixels" table:style-name="ce2">
            <text:p>glReadPixels</text:p>
          </table:table-cell>
          <table:table-cell office:value-type="string" office:string-value="glReadPixels" table:style-name="ce2">
            <text:p>glReadPixels</text:p>
          </table:table-cell>
          <table:table-cell office:value-type="string" office:string-value="glReadPixels" table:style-name="ce2">
            <text:p>glReadPixels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Rotatef" table:style-name="ce2">
            <text:p>glRotatef</text:p>
          </table:table-cell>
          <table:table-cell office:value-type="string" office:string-value="glRotatef" table:style-name="ce2">
            <text:p>glRotatef</text:p>
          </table:table-cell>
          <table:table-cell office:value-type="string" office:string-value="glRotatef" table:style-name="ce2">
            <text:p>glRotate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Scalef" table:style-name="ce2">
            <text:p>glScalef</text:p>
          </table:table-cell>
          <table:table-cell office:value-type="string" office:string-value="glScalef" table:style-name="ce2">
            <text:p>glScalef</text:p>
          </table:table-cell>
          <table:table-cell office:value-type="string" office:string-value="glScalef" table:style-name="ce2">
            <text:p>glScale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Scissor" table:style-name="ce2">
            <text:p>glScissor</text:p>
          </table:table-cell>
          <table:table-cell office:value-type="string" office:string-value="glScissor" table:style-name="ce2">
            <text:p>glScissor</text:p>
          </table:table-cell>
          <table:table-cell office:value-type="string" office:string-value="glScissor" table:style-name="ce2">
            <text:p>glScissor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indTexture" table:style-name="ce2">
            <text:p>glBindTexture</text:p>
          </table:table-cell>
          <table:table-cell office:value-type="string" office:string-value="glShaderSource" table:style-name="ce2">
            <text:p>glShaderSource</text:p>
          </table:table-cell>
          <table:table-cell office:value-type="string" office:string-value="glShaderSource" table:style-name="ce2">
            <text:p>glShaderSource</text:p>
          </table:table-cell>
          <table:table-cell office:value-type="string" office:string-value="glShaderSource" table:style-name="ce2">
            <text:p>glShaderSource</text:p>
          </table:table-cell>
          <table:table-cell office:value-type="string" office:string-value="glShaderSourceARB" table:style-name="ce2">
            <text:p>glShaderSource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lendColor" table:style-name="ce2">
            <text:p>glBlendColor</text:p>
          </table:table-cell>
          <table:table-cell office:value-type="string" office:string-value="glStencilFunc" table:style-name="ce2">
            <text:p>glStencilFunc</text:p>
          </table:table-cell>
          <table:table-cell office:value-type="string" office:string-value="glStencilFunc" table:style-name="ce2">
            <text:p>glStencilFunc</text:p>
          </table:table-cell>
          <table:table-cell office:value-type="string" office:string-value="glStencilFunc" table:style-name="ce2">
            <text:p>glStencilFunc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lendFunc" table:style-name="ce2">
            <text:p>glBlendFunc</text:p>
          </table:table-cell>
          <table:table-cell office:value-type="string" office:string-value="glStencilMask" table:style-name="ce2">
            <text:p>glStencilMask</text:p>
          </table:table-cell>
          <table:table-cell office:value-type="string" office:string-value="glStencilMask" table:style-name="ce2">
            <text:p>glStencilMask</text:p>
          </table:table-cell>
          <table:table-cell office:value-type="string" office:string-value="glStencilMask" table:style-name="ce2">
            <text:p>glStencilMask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lendFunc" table:style-name="ce2">
            <text:p>glBlendFunc</text:p>
          </table:table-cell>
          <table:table-cell office:value-type="string" office:string-value="glStencilOp" table:style-name="ce2">
            <text:p>glStencilOp</text:p>
          </table:table-cell>
          <table:table-cell office:value-type="string" office:string-value="glStencilOp" table:style-name="ce2">
            <text:p>glStencilOp</text:p>
          </table:table-cell>
          <table:table-cell office:value-type="string" office:string-value="glStencilOp" table:style-name="ce2">
            <text:p>glStencilOp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lendFunc" table:style-name="ce2">
            <text:p>glBlendFunc</text:p>
          </table:table-cell>
          <table:table-cell office:value-type="string" office:string-value="glStencilOpSeparateATI" table:style-name="ce2">
            <text:p>glStencilOpSeparateATI</text:p>
          </table:table-cell>
          <table:table-cell office:value-type="string" office:string-value="glStencilOpSeparateATI" table:style-name="ce2">
            <text:p>glStencilOpSeparateATI</text:p>
          </table:table-cell>
          <table:table-cell table:style-name="ce2"/>
          <table:table-cell office:value-type="string" office:string-value="glStencilOpSeparateATI" table:style-name="ce2">
            <text:p>glStencilOpSeparateATI</text:p>
          </table:table-cell>
          <table:table-cell table:style-name="ce2"/>
          <table:table-cell table:style-name="ce2"/>
          <table:table-cell table:style-name="ce2"/>
          <table:table-cell office:value-type="string" office:string-value="1.3" table:style-name="ce2">
            <text:p>1.3</text:p>
          </table:table-cell>
          <table:table-cell office:value-type="string" office:string-value="See EXT_stencil_two_side, ARB_stencil_two_side and glStencilOpSeparate in 2.0 (there are important differences between these versions" table:style-name="ce2">
            <text:p>See EXT_stencil_two_side, ARB_stencil_two_side and glStencilOpSeparate in 2.0 (there are important differences between these versions</text:p>
          </table:table-cell>
          <table:table-cell table:number-columns-repeated="1013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lendFunc" table:style-name="ce2">
            <text:p>glBlendFunc</text:p>
          </table:table-cell>
          <table:table-cell office:value-type="string" office:string-value="glTexCoord2f" table:style-name="ce2">
            <text:p>glTexCoord2f</text:p>
          </table:table-cell>
          <table:table-cell office:value-type="string" office:string-value="glTexCoord2f" table:style-name="ce2">
            <text:p>glTexCoord2f</text:p>
          </table:table-cell>
          <table:table-cell office:value-type="string" office:string-value="glTexCoord2f" table:style-name="ce2">
            <text:p>glTexCoord2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lendFunc" table:style-name="ce2">
            <text:p>glBlendFunc</text:p>
          </table:table-cell>
          <table:table-cell office:value-type="string" office:string-value="glTexCoord2fv" table:style-name="ce2">
            <text:p>glTexCoord2fv</text:p>
          </table:table-cell>
          <table:table-cell office:value-type="string" office:string-value="glTexCoord2fv" table:style-name="ce2">
            <text:p>glTexCoord2fv</text:p>
          </table:table-cell>
          <table:table-cell office:value-type="string" office:string-value="glTexCoord2fv" table:style-name="ce2">
            <text:p>glTexCoord2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TexCoordPointer" table:style-name="ce2">
            <text:p>glTexCoordPointer</text:p>
          </table:table-cell>
          <table:table-cell office:value-type="string" office:string-value="glTexCoordPointer" table:style-name="ce2">
            <text:p>glTexCoordPointer</text:p>
          </table:table-cell>
          <table:table-cell office:value-type="string" office:string-value="glTexCoordPointer" table:style-name="ce2">
            <text:p>glTexCoordPointer</text:p>
          </table:table-cell>
          <table:table-cell table:style-name="ce2"/>
          <table:table-cell office:value-type="string" office:string-value="1.1" table:style-name="ce2">
            <text:p>1.1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TexEnvf" table:style-name="ce2">
            <text:p>glTexEnvf</text:p>
          </table:table-cell>
          <table:table-cell office:value-type="string" office:string-value="glTexEnvf" table:style-name="ce2">
            <text:p>glTexEnvf</text:p>
          </table:table-cell>
          <table:table-cell office:value-type="string" office:string-value="glTexEnvf" table:style-name="ce2">
            <text:p>glTexEnv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TexEnvfv" table:style-name="ce2">
            <text:p>glTexEnvfv</text:p>
          </table:table-cell>
          <table:table-cell office:value-type="string" office:string-value="glTexEnvfv" table:style-name="ce2">
            <text:p>glTexEnvfv</text:p>
          </table:table-cell>
          <table:table-cell office:value-type="string" office:string-value="glTexEnvfv" table:style-name="ce2">
            <text:p>glTexEnv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TexEnvi" table:style-name="ce2">
            <text:p>glTexEnvi</text:p>
          </table:table-cell>
          <table:table-cell office:value-type="string" office:string-value="glTexEnvi" table:style-name="ce2">
            <text:p>glTexEnvi</text:p>
          </table:table-cell>
          <table:table-cell office:value-type="string" office:string-value="glTexEnvi" table:style-name="ce2">
            <text:p>glTexEnvi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TexGenfv" table:style-name="ce2">
            <text:p>glTexGenfv</text:p>
          </table:table-cell>
          <table:table-cell office:value-type="string" office:string-value="glTexGenfv" table:style-name="ce2">
            <text:p>glTexGenfv</text:p>
          </table:table-cell>
          <table:table-cell office:value-type="string" office:string-value="glTexGenfv" table:style-name="ce2">
            <text:p>glTexGen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TexGeni" table:style-name="ce2">
            <text:p>glTexGeni</text:p>
          </table:table-cell>
          <table:table-cell office:value-type="string" office:string-value="glTexGeni" table:style-name="ce2">
            <text:p>glTexGeni</text:p>
          </table:table-cell>
          <table:table-cell office:value-type="string" office:string-value="glTexGeni" table:style-name="ce2">
            <text:p>glTexGeni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Data" table:style-name="ce2">
            <text:p>glBufferData</text:p>
          </table:table-cell>
          <table:table-cell office:value-type="string" office:string-value="glTexImage2D" table:style-name="ce2">
            <text:p>glTexImage2D</text:p>
          </table:table-cell>
          <table:table-cell office:value-type="string" office:string-value="glTexImage2D" table:style-name="ce2">
            <text:p>glTexImage2D</text:p>
          </table:table-cell>
          <table:table-cell office:value-type="string" office:string-value="glTexImage2D" table:style-name="ce2">
            <text:p>glTexImage2D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SubData" table:style-name="ce2">
            <text:p>glBufferSubData</text:p>
          </table:table-cell>
          <table:table-cell office:value-type="string" office:string-value="glTexParameterf" table:style-name="ce2">
            <text:p>glTexParameterf</text:p>
          </table:table-cell>
          <table:table-cell office:value-type="string" office:string-value="glTexParameterf" table:style-name="ce2">
            <text:p>glTexParameterf</text:p>
          </table:table-cell>
          <table:table-cell office:value-type="string" office:string-value="glTexParameterf" table:style-name="ce2">
            <text:p>glTexParameter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SubData" table:style-name="ce2">
            <text:p>glBufferSubData</text:p>
          </table:table-cell>
          <table:table-cell office:value-type="string" office:string-value="glTexParameteri" table:style-name="ce2">
            <text:p>glTexParameteri</text:p>
          </table:table-cell>
          <table:table-cell office:value-type="string" office:string-value="glTexParameteri" table:style-name="ce2">
            <text:p>glTexParameteri</text:p>
          </table:table-cell>
          <table:table-cell office:value-type="string" office:string-value="glTexParameteri" table:style-name="ce2">
            <text:p>glTexParameteri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SubData" table:style-name="ce2">
            <text:p>glBufferSubData</text:p>
          </table:table-cell>
          <table:table-cell office:value-type="string" office:string-value="glTexSubImage2D" table:style-name="ce2">
            <text:p>glTexSubImage2D</text:p>
          </table:table-cell>
          <table:table-cell office:value-type="string" office:string-value="glTexSubImage2D" table:style-name="ce2">
            <text:p>glTexSubImage2D</text:p>
          </table:table-cell>
          <table:table-cell office:value-type="string" office:string-value="glTexSubImage2D" table:style-name="ce2">
            <text:p>glTexSubImage2D</text:p>
          </table:table-cell>
          <table:table-cell table:style-name="ce2"/>
          <table:table-cell office:value-type="string" office:string-value="1.1" table:style-name="ce2">
            <text:p>1.1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BufferSubData" table:style-name="ce2">
            <text:p>glBufferSubData</text:p>
          </table:table-cell>
          <table:table-cell office:value-type="string" office:string-value="glTranslatef" table:style-name="ce2">
            <text:p>glTranslatef</text:p>
          </table:table-cell>
          <table:table-cell office:value-type="string" office:string-value="glTranslatef" table:style-name="ce2">
            <text:p>glTranslatef</text:p>
          </table:table-cell>
          <table:table-cell office:value-type="string" office:string-value="glTranslatef" table:style-name="ce2">
            <text:p>glTranslate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" table:style-name="ce2">
            <text:p>glClear</text:p>
          </table:table-cell>
          <table:table-cell office:value-type="string" office:string-value="glUniform1f" table:style-name="ce2">
            <text:p>glUniform1f</text:p>
          </table:table-cell>
          <table:table-cell office:value-type="string" office:string-value="glUniform1f" table:style-name="ce2">
            <text:p>glUniform1f</text:p>
          </table:table-cell>
          <table:table-cell office:value-type="string" office:string-value="glUniform1f" table:style-name="ce2">
            <text:p>glUniform1f</text:p>
          </table:table-cell>
          <table:table-cell office:value-type="string" office:string-value="glUniform1fARB" table:style-name="ce2">
            <text:p>glUniform1f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" table:style-name="ce2">
            <text:p>glClear</text:p>
          </table:table-cell>
          <table:table-cell office:value-type="string" office:string-value="glUniform1i" table:style-name="ce2">
            <text:p>glUniform1i</text:p>
          </table:table-cell>
          <table:table-cell office:value-type="string" office:string-value="glUniform1i" table:style-name="ce2">
            <text:p>glUniform1i</text:p>
          </table:table-cell>
          <table:table-cell office:value-type="string" office:string-value="glUniform1i" table:style-name="ce2">
            <text:p>glUniform1i</text:p>
          </table:table-cell>
          <table:table-cell office:value-type="string" office:string-value="glUniform1iARB" table:style-name="ce2">
            <text:p>glUniform1i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" table:style-name="ce2">
            <text:p>glClear</text:p>
          </table:table-cell>
          <table:table-cell office:value-type="string" office:string-value="glUniform4fv" table:style-name="ce2">
            <text:p>glUniform4fv</text:p>
          </table:table-cell>
          <table:table-cell office:value-type="string" office:string-value="glUniform4fv" table:style-name="ce2">
            <text:p>glUniform4fv</text:p>
          </table:table-cell>
          <table:table-cell office:value-type="string" office:string-value="glUniform4fv" table:style-name="ce2">
            <text:p>glUniform4fv</text:p>
          </table:table-cell>
          <table:table-cell office:value-type="string" office:string-value="glUniform4fvARB" table:style-name="ce2">
            <text:p>glUniform4fvARB</text:p>
          </table:table-cell>
          <table:table-cell office:value-type="string" office:string-value="2.0" table:style-name="ce2">
            <text:p>2.0</text:p>
          </table:table-cell>
          <table:table-cell office:value-type="string" office:string-value="ARB_shader_objects" table:style-name="ce2">
            <text:p>ARB_shader_objects</text:p>
          </table:table-cell>
          <table:table-cell office:value-type="string" office:string-value="GL 1.0" table:style-name="ce2">
            <text:p>GL 1.0</text:p>
          </table:table-cell>
          <table:table-cell office:value-type="string" office:string-value="1.4" table:style-name="ce2">
            <text:p>1.4</text:p>
          </table:table-cell>
          <table:table-cell table:number-columns-repeated="1014"/>
        </table:table-row>
        <table:table-row table:style-name="ro2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" table:style-name="ce2">
            <text:p>glClear</text:p>
          </table:table-cell>
          <table:table-cell office:value-type="string" office:string-value="glUseProgram" table:style-name="ce2">
            <text:p>glUseProgram</text:p>
          </table:table-cell>
          <table:table-cell office:value-type="string" office:string-value="glUseProgram" table:style-name="ce2">
            <text:p>glUseProgram</text:p>
          </table:table-cell>
          <table:table-cell office:value-type="string" office:string-value="glUseProgramObjectARB" table:style-name="ce2">
            <text:p>glUseProgramObjectARB</text:p>
          </table:table-cell>
          <table:table-cell table:number-columns-repeated="1019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Vertex2f" table:style-name="ce2">
            <text:p>glVertex2f</text:p>
          </table:table-cell>
          <table:table-cell office:value-type="string" office:string-value="glVertex2f" table:style-name="ce2">
            <text:p>glVertex2f</text:p>
          </table:table-cell>
          <table:table-cell office:value-type="string" office:string-value="glVertex2f" table:style-name="ce2">
            <text:p>glVertex2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Vertex2i" table:style-name="ce2">
            <text:p>glVertex2i</text:p>
          </table:table-cell>
          <table:table-cell office:value-type="string" office:string-value="glVertex2i" table:style-name="ce2">
            <text:p>glVertex2i</text:p>
          </table:table-cell>
          <table:table-cell office:value-type="string" office:string-value="glVertex2i" table:style-name="ce2">
            <text:p>glVertex2i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Vertex3f" table:style-name="ce2">
            <text:p>glVertex3f</text:p>
          </table:table-cell>
          <table:table-cell office:value-type="string" office:string-value="glVertex3f" table:style-name="ce2">
            <text:p>glVertex3f</text:p>
          </table:table-cell>
          <table:table-cell office:value-type="string" office:string-value="glVertex3f" table:style-name="ce2">
            <text:p>glVertex3f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Vertex3fv" table:style-name="ce2">
            <text:p>glVertex3fv</text:p>
          </table:table-cell>
          <table:table-cell office:value-type="string" office:string-value="glVertex3fv" table:style-name="ce2">
            <text:p>glVertex3fv</text:p>
          </table:table-cell>
          <table:table-cell office:value-type="string" office:string-value="glVertex3fv" table:style-name="ce2">
            <text:p>glVertex3fv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VertexPointer" table:style-name="ce2">
            <text:p>glVertexPointer</text:p>
          </table:table-cell>
          <table:table-cell office:value-type="string" office:string-value="glVertexPointer" table:style-name="ce2">
            <text:p>glVertexPointer</text:p>
          </table:table-cell>
          <table:table-cell office:value-type="string" office:string-value="glVertexPointer" table:style-name="ce2">
            <text:p>glVertexPointer</text:p>
          </table:table-cell>
          <table:table-cell office:value-type="string" office:string-value="glVertexPointerEXT" table:style-name="ce2">
            <text:p>glVertexPointerEXT</text:p>
          </table:table-cell>
          <table:table-cell office:value-type="string" office:string-value="1.1" table:style-name="ce2">
            <text:p>1.1</text:p>
          </table:table-cell>
          <table:table-cell office:value-type="string" office:string-value="EXT_vertex_array " table:style-name="ce2">
            <text:p>EXT_vertex_array </text:p>
          </table:table-cell>
          <table:table-cell table:number-columns-repeated="1016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learColor" table:style-name="ce2">
            <text:p>glClearColor</text:p>
          </table:table-cell>
          <table:table-cell office:value-type="string" office:string-value="glViewport" table:style-name="ce2">
            <text:p>glViewport</text:p>
          </table:table-cell>
          <table:table-cell office:value-type="string" office:string-value="glViewport" table:style-name="ce2">
            <text:p>glViewport</text:p>
          </table:table-cell>
          <table:table-cell office:value-type="string" office:string-value="glViewport" table:style-name="ce2">
            <text:p>glViewport</text:p>
          </table:table-cell>
          <table:table-cell table:style-name="ce2"/>
          <table:table-cell office:value-type="string" office:string-value="1.0" table:style-name="ce2">
            <text:p>1.0</text:p>
          </table:table-cell>
          <table:table-cell table:number-columns-repeated="1017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3f" table:style-name="ce2">
            <text:p>glColor3f</text:p>
          </table:table-cell>
          <table:table-cell office:value-type="string" office:string-value="glXGetCurrentDisplay" table:style-name="ce2">
            <text:p>glXGetCurrentDisplay</text:p>
          </table:table-cell>
          <table:table-cell table:number-columns-repeated="1021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3f" table:style-name="ce2">
            <text:p>glColor3f</text:p>
          </table:table-cell>
          <table:table-cell office:value-type="string" office:string-value="glXGetCurrentDrawable" table:style-name="ce2">
            <text:p>glXGetCurrentDrawable</text:p>
          </table:table-cell>
          <table:table-cell table:number-columns-repeated="1021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4f" table:style-name="ce2">
            <text:p>glColor4f</text:p>
          </table:table-cell>
          <table:table-cell office:value-type="string" office:string-value="glXGetSwapIntervalMESA" table:style-name="ce2">
            <text:p>glXGetSwapIntervalMESA</text:p>
          </table:table-cell>
          <table:table-cell table:number-columns-repeated="1021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4fv" table:style-name="ce2">
            <text:p>glColor4fv</text:p>
          </table:table-cell>
          <table:table-cell office:value-type="string" office:string-value="glXQueryDrawable" table:style-name="ce2">
            <text:p>glXQueryDrawable</text:p>
          </table:table-cell>
          <table:table-cell table:number-columns-repeated="1021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4ub" table:style-name="ce2">
            <text:p>glColor4ub</text:p>
          </table:table-cell>
          <table:table-cell office:value-type="string" office:string-value="glXSwapIntervalEXT" table:style-name="ce2">
            <text:p>glXSwapIntervalEXT</text:p>
          </table:table-cell>
          <table:table-cell table:number-columns-repeated="1021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4ub" table:style-name="ce2">
            <text:p>glColor4ub</text:p>
          </table:table-cell>
          <table:table-cell office:value-type="string" office:string-value="glXSwapIntervalMESA" table:style-name="ce2">
            <text:p>glXSwapIntervalMESA</text:p>
          </table:table-cell>
          <table:table-cell table:number-columns-repeated="1021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4ub" table:style-name="ce2">
            <text:p>glColor4ub</text:p>
          </table:table-cell>
          <table:table-cell office:value-type="string" office:string-value="glXSwapIntervalSGI" table:style-name="ce2">
            <text:p>glXSwapIntervalSGI</text:p>
          </table:table-cell>
          <table:table-cell table:number-columns-repeated="1021"/>
        </table:table-row>
        <table:table-row table:style-name="ro1" table:number-rows-repeated="6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4ub" table:style-name="ce2">
            <text:p>glColor4ub</text:p>
          </table:table-cell>
          <table:table-cell table:number-columns-repeated="1022"/>
        </table:table-row>
        <table:table-row table:style-name="ro1" table:number-rows-repeated="7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4ubv" table:style-name="ce2">
            <text:p>glColor4ubv</text:p>
          </table:table-cell>
          <table:table-cell table:number-columns-repeated="1022"/>
        </table:table-row>
        <table:table-row table:style-name="ro1" table:number-rows-repeated="6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Mask" table:style-name="ce2">
            <text:p>glColorMask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olorPointer" table:style-name="ce2">
            <text:p>glColorPointer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src/terrain.cpp:" table:style-name="ce2">
            <text:p>src/terrain.cpp:</text:p>
          </table:table-cell>
          <table:table-cell office:value-type="string" office:string-value="glCompileShader" table:style-name="ce2">
            <text:p>glCompileShad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CreateProgram" table:style-name="ce2">
            <text:p>glCreateProgram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src/terrain.cpp:" table:style-name="ce2">
            <text:p>src/terrain.cpp:</text:p>
          </table:table-cell>
          <table:table-cell office:value-type="string" office:string-value="glCreateShader" table:style-name="ce2">
            <text:p>glCreateShader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src/terrain.cpp:" table:style-name="ce2">
            <text:p>src/terrain.cpp:</text:p>
          </table:table-cell>
          <table:table-cell office:value-type="string" office:string-value="glCullFace" table:style-name="ce2">
            <text:p>glCullFace</text:p>
          </table:table-cell>
          <table:table-cell table:number-columns-repeated="1022"/>
        </table:table-row>
        <table:table-row table:style-name="ro1" table:number-rows-repeated="7">
          <table:table-cell office:value-type="string" office:string-value="src/terrain.cpp:" table:style-name="ce2">
            <text:p>src/terrain.cpp:</text:p>
          </table:table-cell>
          <table:table-cell office:value-type="string" office:string-value="glDeleteBuffers" table:style-name="ce2">
            <text:p>glDeleteBuffers</text:p>
          </table:table-cell>
          <table:table-cell table:number-columns-repeated="1022"/>
        </table:table-row>
        <table:table-row table:style-name="ro1" table:number-rows-repeated="6">
          <table:table-cell office:value-type="string" office:string-value="src/terrain.cpp:" table:style-name="ce2">
            <text:p>src/terrain.cpp:</text:p>
          </table:table-cell>
          <table:table-cell office:value-type="string" office:string-value="glDeleteTextures" table:style-name="ce2">
            <text:p>glDeleteTextures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src/terrain.cpp:" table:style-name="ce2">
            <text:p>src/terrain.cpp:</text:p>
          </table:table-cell>
          <table:table-cell office:value-type="string" office:string-value="glDepthFunc" table:style-name="ce2">
            <text:p>glDepthFunc</text:p>
          </table:table-cell>
          <table:table-cell table:number-columns-repeated="1022"/>
        </table:table-row>
        <table:table-row table:style-name="ro1" table:number-rows-repeated="14">
          <table:table-cell office:value-type="string" office:string-value="src/terrain.cpp:" table:style-name="ce2">
            <text:p>src/terrain.cpp:</text:p>
          </table:table-cell>
          <table:table-cell office:value-type="string" office:string-value="glDepthMask" table:style-name="ce2">
            <text:p>glDepthMask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src/terrain.cpp:" table:style-name="ce2">
            <text:p>src/terrain.cpp:</text:p>
          </table:table-cell>
          <table:table-cell office:value-type="string" office:string-value="glDepthRange" table:style-name="ce2">
            <text:p>glDepthRange</text:p>
          </table:table-cell>
          <table:table-cell table:number-columns-repeated="1022"/>
        </table:table-row>
        <table:table-row table:style-name="ro1" table:number-rows-repeated="34">
          <table:table-cell office:value-type="string" office:string-value="src/terrain.cpp:" table:style-name="ce2">
            <text:p>src/terrain.cpp:</text:p>
          </table:table-cell>
          <table:table-cell office:value-type="string" office:string-value="glDisable" table:style-name="ce2">
            <text:p>glDisable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src/terrain.cpp:" table:style-name="ce2">
            <text:p>src/terrain.cpp:</text:p>
          </table:table-cell>
          <table:table-cell office:value-type="string" office:string-value="glDisableClientState" table:style-name="ce2">
            <text:p>glDisableClientStat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DrawArrays" table:style-name="ce2">
            <text:p>glDrawArray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DrawRangeElements" table:style-name="ce2">
            <text:p>glDrawRangeElements</text:p>
          </table:table-cell>
          <table:table-cell table:number-columns-repeated="1022"/>
        </table:table-row>
        <table:table-row table:style-name="ro1" table:number-rows-repeated="32">
          <table:table-cell office:value-type="string" office:string-value="src/terrain.cpp:" table:style-name="ce2">
            <text:p>src/terrain.cpp:</text:p>
          </table:table-cell>
          <table:table-cell office:value-type="string" office:string-value="glEnable" table:style-name="ce2">
            <text:p>glEnable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Enable" table:style-name="ce2">
            <text:p>glEnable</text:p>
          </table:table-cell>
          <table:table-cell table:number-columns-repeated="1022"/>
        </table:table-row>
        <table:table-row table:style-name="ro1" table:number-rows-repeated="6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EnableClientState" table:style-name="ce2">
            <text:p>glEnableClientState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End" table:style-name="ce2">
            <text:p>glEnd</text:p>
          </table:table-cell>
          <table:table-cell table:number-columns-repeated="1022"/>
        </table:table-row>
        <table:table-row table:style-name="ro1" table:number-rows-repeated="6">
          <table:table-cell office:value-type="string" office:string-value="lib/qtgame/swapinterval.cpp:" table:style-name="ce2">
            <text:p>lib/qtgame/swapinterval.cpp:</text:p>
          </table:table-cell>
          <table:table-cell office:value-type="string" office:string-value="glEnd" table:style-name="ce2">
            <text:p>glEnd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End" table:style-name="ce2">
            <text:p>glEnd</text:p>
          </table:table-cell>
          <table:table-cell table:number-columns-repeated="1022"/>
        </table:table-row>
        <table:table-row table:style-name="ro1" table:number-rows-repeated="25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Error" table:style-name="ce2">
            <text:p>glErr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h:" table:style-name="ce2">
            <text:p>lib/ivis_opengl/piestate.h:</text:p>
          </table:table-cell>
          <table:table-cell office:value-type="string" office:string-value="glError" table:style-name="ce2">
            <text:p>glError</text:p>
          </table:table-cell>
          <table:table-cell table:number-columns-repeated="1022"/>
        </table:table-row>
        <table:table-row table:style-name="ro1" table:number-rows-repeated="20">
          <table:table-cell office:value-type="string" office:string-value="lib/ivis_opengl/piematrix.cpp:" table:style-name="ce2">
            <text:p>lib/ivis_opengl/piematrix.cpp:</text:p>
          </table:table-cell>
          <table:table-cell office:value-type="string" office:string-value="glError" table:style-name="ce2">
            <text:p>glError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mode.cpp:" table:style-name="ce2">
            <text:p>lib/ivis_opengl/piemode.cpp:</text:p>
          </table:table-cell>
          <table:table-cell office:value-type="string" office:string-value="glError" table:style-name="ce2">
            <text:p>glError</text:p>
          </table:table-cell>
          <table:table-cell table:number-columns-repeated="1022"/>
        </table:table-row>
        <table:table-row table:style-name="ro1" table:number-rows-repeated="7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Error" table:style-name="ce2">
            <text:p>glError</text:p>
          </table:table-cell>
          <table:table-cell table:number-columns-repeated="1022"/>
        </table:table-row>
        <table:table-row table:style-name="ro1" table:number-rows-repeated="6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Errors" table:style-name="ce2">
            <text:p>glErrors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Fogf" table:style-name="ce2">
            <text:p>glFogf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Fogfv" table:style-name="ce2">
            <text:p>glFogf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Fogi" table:style-name="ce2">
            <text:p>glFogi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FrontFace" table:style-name="ce2">
            <text:p>glFrontFac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Frustum" table:style-name="ce2">
            <text:p>glFrustum</text:p>
          </table:table-cell>
          <table:table-cell table:number-columns-repeated="1022"/>
        </table:table-row>
        <table:table-row table:style-name="ro1" table:number-rows-repeated="7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nBuffers" table:style-name="ce2">
            <text:p>glGenBuffers</text:p>
          </table:table-cell>
          <table:table-cell table:number-columns-repeated="1022"/>
        </table:table-row>
        <table:table-row table:style-name="ro1" table:number-rows-repeated="7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nTextures" table:style-name="ce2">
            <text:p>glGenTextures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Error" table:style-name="ce2">
            <text:p>glGetError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Floatv" table:style-name="ce2">
            <text:p>glGetFloatv</text:p>
          </table:table-cell>
          <table:table-cell table:number-columns-repeated="1022"/>
        </table:table-row>
        <table:table-row table:style-name="ro1" table:number-rows-repeated="10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Integerv" table:style-name="ce2">
            <text:p>glGetInteger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Lightfv" table:style-name="ce2">
            <text:p>glGetLightf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ProgramInfoLog" table:style-name="ce2">
            <text:p>glGetProgramInfoLog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Programiv" table:style-name="ce2">
            <text:p>glGetProgrami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ShaderInfoLog" table:style-name="ce2">
            <text:p>glGetShaderInfoLog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Shaderiv" table:style-name="ce2">
            <text:p>glGetShaderiv</text:p>
          </table:table-cell>
          <table:table-cell table:number-columns-repeated="1022"/>
        </table:table-row>
        <table:table-row table:style-name="ro1">
          <table:table-cell office:value-type="string" office:string-value="src/game.cpp:" table:style-name="ce2">
            <text:p>src/game.cpp:</text:p>
          </table:table-cell>
          <table:table-cell office:value-type="string" office:string-value="glGetString" table:style-name="ce2">
            <text:p>glGetString</text:p>
          </table:table-cell>
          <table:table-cell table:number-columns-repeated="1022"/>
        </table:table-row>
        <table:table-row table:style-name="ro1" table:number-rows-repeated="8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String" table:style-name="ce2">
            <text:p>glGetString</text:p>
          </table:table-cell>
          <table:table-cell table:number-columns-repeated="1022"/>
        </table:table-row>
        <table:table-row table:style-name="ro1" table:number-rows-repeated="10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GetUniformLocation" table:style-name="ce2">
            <text:p>glGetUniformLocation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Hint" table:style-name="ce2">
            <text:p>glHint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Lightfv" table:style-name="ce2">
            <text:p>glLightf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LightModelfv" table:style-name="ce2">
            <text:p>glLightModelf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LightModeli" table:style-name="ce2">
            <text:p>glLightModeli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LinkProgram" table:style-name="ce2">
            <text:p>glLinkProgram</text:p>
          </table:table-cell>
          <table:table-cell table:number-columns-repeated="1022"/>
        </table:table-row>
        <table:table-row table:style-name="ro1" table:number-rows-repeated="19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LoadIdentity" table:style-name="ce2">
            <text:p>glLoadIdentity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LoadMatrixf" table:style-name="ce2">
            <text:p>glLoadMatrixf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Materialf" table:style-name="ce2">
            <text:p>glMaterialf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Materialfv" table:style-name="ce2">
            <text:p>glMaterialfv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MatrixMode" table:style-name="ce2">
            <text:p>glMatrixMode</text:p>
          </table:table-cell>
          <table:table-cell table:number-columns-repeated="1022"/>
        </table:table-row>
        <table:table-row table:style-name="ro1" table:number-rows-repeated="15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MatrixMode" table:style-name="ce2">
            <text:p>glMatrixMode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MultiTexCoord2fv" table:style-name="ce2">
            <text:p>glMultiTexCoord2fv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Normal3f" table:style-name="ce2">
            <text:p>glNormal3f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Normal3fv" table:style-name="ce2">
            <text:p>glNormal3fv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Ortho" table:style-name="ce2">
            <text:p>glOrtho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PixelStorei" table:style-name="ce2">
            <text:p>glPixelStorei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PolygonOffset" table:style-name="ce2">
            <text:p>glPolygonOffse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PopAttrib" table:style-name="ce2">
            <text:p>glPopAttrib</text:p>
          </table:table-cell>
          <table:table-cell table:number-columns-repeated="1022"/>
        </table:table-row>
        <table:table-row table:style-name="ro1" table:number-rows-repeated="6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PopMatrix" table:style-name="ce2">
            <text:p>glPopMatrix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PushAttrib" table:style-name="ce2">
            <text:p>glPushAttrib</text:p>
          </table:table-cell>
          <table:table-cell table:number-columns-repeated="1022"/>
        </table:table-row>
        <table:table-row table:style-name="ro1" table:number-rows-repeated="8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PushMatrix" table:style-name="ce2">
            <text:p>glPushMatrix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ReadPixels" table:style-name="ce2">
            <text:p>glReadPixels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Rotatef" table:style-name="ce2">
            <text:p>glRotatef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Scalef" table:style-name="ce2">
            <text:p>glScalef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Scalef" table:style-name="ce2">
            <text:p>glScalef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Scissor" table:style-name="ce2">
            <text:p>glScissor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ShaderSource" table:style-name="ce2">
            <text:p>glShaderSource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StencilFunc" table:style-name="ce2">
            <text:p>glStencilFunc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StencilMask" table:style-name="ce2">
            <text:p>glStencilMask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StencilOp" table:style-name="ce2">
            <text:p>glStencilOp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StencilOpSeparateATI" table:style-name="ce2">
            <text:p>glStencilOpSeparateATI</text:p>
          </table:table-cell>
          <table:table-cell table:number-columns-repeated="1022"/>
        </table:table-row>
        <table:table-row table:style-name="ro1" table:number-rows-repeated="2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TexCoord2f" table:style-name="ce2">
            <text:p>glTexCoord2f</text:p>
          </table:table-cell>
          <table:table-cell table:number-columns-repeated="1022"/>
        </table:table-row>
        <table:table-row table:style-name="ro1" table:number-rows-repeated="5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TexCoord2f" table:style-name="ce2">
            <text:p>glTexCoord2f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TexCoord2fv" table:style-name="ce2">
            <text:p>glTexCoord2fv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TexCoordPointer" table:style-name="ce2">
            <text:p>glTexCoordPointer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TexEnvf" table:style-name="ce2">
            <text:p>glTexEnvf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Envf" table:style-name="ce2">
            <text:p>glTexEnvf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Envfv" table:style-name="ce2">
            <text:p>glTexEnvfv</text:p>
          </table:table-cell>
          <table:table-cell table:number-columns-repeated="1022"/>
        </table:table-row>
        <table:table-row table:style-name="ro1" table:number-rows-repeated="24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Envi" table:style-name="ce2">
            <text:p>glTexEnvi</text:p>
          </table:table-cell>
          <table:table-cell table:number-columns-repeated="1022"/>
        </table:table-row>
        <table:table-row table:style-name="ro1" table:number-rows-repeated="8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Genfv" table:style-name="ce2">
            <text:p>glTexGenfv</text:p>
          </table:table-cell>
          <table:table-cell table:number-columns-repeated="1022"/>
        </table:table-row>
        <table:table-row table:style-name="ro1" table:number-rows-repeated="8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Geni" table:style-name="ce2">
            <text:p>glTexGeni</text:p>
          </table:table-cell>
          <table:table-cell table:number-columns-repeated="1022"/>
        </table:table-row>
        <table:table-row table:style-name="ro1" table:number-rows-repeated="7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Image2D" table:style-name="ce2">
            <text:p>glTexImage2D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Parameterf" table:style-name="ce2">
            <text:p>glTexParameterf</text:p>
          </table:table-cell>
          <table:table-cell table:number-columns-repeated="1022"/>
        </table:table-row>
        <table:table-row table:style-name="ro1" table:number-rows-repeated="4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Parameteri" table:style-name="ce2">
            <text:p>glTexParameteri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exSubImage2D" table:style-name="ce2">
            <text:p>glTexSubImage2D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Translatef" table:style-name="ce2">
            <text:p>glTranslatef</text:p>
          </table:table-cell>
          <table:table-cell table:number-columns-repeated="1022"/>
        </table:table-row>
        <table:table-row table:style-name="ro1" table:number-rows-repeated="6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Translatef" table:style-name="ce2">
            <text:p>glTranslatef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Uniform1f" table:style-name="ce2">
            <text:p>glUniform1f</text:p>
          </table:table-cell>
          <table:table-cell table:number-columns-repeated="1022"/>
        </table:table-row>
        <table:table-row table:style-name="ro1" table:number-rows-repeated="7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Uniform1i" table:style-name="ce2">
            <text:p>glUniform1i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Uniform4fv" table:style-name="ce2">
            <text:p>glUniform4fv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UseProgram" table:style-name="ce2">
            <text:p>glUseProgram</text:p>
          </table:table-cell>
          <table:table-cell table:number-columns-repeated="1022"/>
        </table:table-row>
        <table:table-row table:style-name="ro1" table:number-rows-repeated="32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Vertex2f" table:style-name="ce2">
            <text:p>glVertex2f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Vertex2i" table:style-name="ce2">
            <text:p>glVertex2i</text:p>
          </table:table-cell>
          <table:table-cell table:number-columns-repeated="1022"/>
        </table:table-row>
        <table:table-row table:style-name="ro1" table:number-rows-repeated="10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Vertex3f" table:style-name="ce2">
            <text:p>glVertex3f</text:p>
          </table:table-cell>
          <table:table-cell table:number-columns-repeated="1022"/>
        </table:table-row>
        <table:table-row table:style-name="ro1" table:number-rows-repeated="17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Vertex3f" table:style-name="ce2">
            <text:p>glVertex3f</text:p>
          </table:table-cell>
          <table:table-cell table:number-columns-repeated="1022"/>
        </table:table-row>
        <table:table-row table:style-name="ro1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Vertex3fv" table:style-name="ce2">
            <text:p>glVertex3fv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VertexPointer" table:style-name="ce2">
            <text:p>glVertexPointer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Viewport" table:style-name="ce2">
            <text:p>glViewpor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XGetCurrentDisplay" table:style-name="ce2">
            <text:p>glXGetCurrentDisplay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XGetCurrentDrawable" table:style-name="ce2">
            <text:p>glXGetCurrentDrawable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XGetSwapIntervalMESA" table:style-name="ce2">
            <text:p>glXGetSwapIntervalMESA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XQueryDrawable" table:style-name="ce2">
            <text:p>glXQueryDrawable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XSwapIntervalEXT" table:style-name="ce2">
            <text:p>glXSwapIntervalEX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XSwapIntervalMESA" table:style-name="ce2">
            <text:p>glXSwapIntervalMESA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XSwapIntervalSGI" table:style-name="ce2">
            <text:p>glXSwapIntervalSGI</text:p>
          </table:table-cell>
          <table:table-cell table:number-columns-repeated="1022"/>
        </table:table-row>
        <table:table-row table:style-name="ro1" table:number-rows-repeated="64781">
          <table:table-cell table:style-name="ce2"/>
          <table:table-cell table:number-columns-repeated="1023"/>
        </table:table-row>
      </table:table>
      <table:table table:name="Enumeran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"/>
        <table:table-column table:style-name="co6" table:default-cell-style-name="ce1" table:number-columns-repeated="1020"/>
        <table:table-row table:style-name="ro1">
          <table:table-cell office:value-type="string" office:string-value="file" table:style-name="ce2">
            <text:p>file</text:p>
          </table:table-cell>
          <table:table-cell office:value-type="string" office:string-value="function" table:style-name="ce2">
            <text:p>function</text:p>
          </table:table-cell>
          <table:table-cell office:value-type="string" office:string-value="function" table:style-name="ce2">
            <text:p>function</text:p>
          </table:table-cell>
          <table:table-cell office:value-type="string" office:string-value="depends on" table:style-name="ce5">
            <text:p>depends on</text:p>
          </table:table-cell>
          <table:table-cell table:number-columns-repeated="1020"/>
        </table:table-row>
        <table:table-row table:style-name="ro1">
          <table:table-cell office:value-type="string" office:string-value="src/game.cpp:" table:style-name="ce2">
            <text:p>src/game.cpp:</text:p>
          </table:table-cell>
          <table:table-cell office:value-type="string" office:string-value="GL_EXTENSIONS" table:style-name="ce2">
            <text:p>GL_EXTENSIONS</text:p>
          </table:table-cell>
          <table:table-cell office:value-type="string" office:string-value="GL_EXTENSIONS" table:style-name="ce2">
            <text:p>GL_EXTENSION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BASE_LEVEL" table:style-name="ce2">
            <text:p>GL_TEXTURE_BASE_LEVEL</text:p>
          </table:table-cell>
          <table:table-cell office:value-type="string" office:string-value="GL_TEXTURE_BASE_LEVEL" table:style-name="ce2">
            <text:p>GL_TEXTURE_BASE_LEVEL</text:p>
          </table:table-cell>
          <table:table-cell office:value-type="string" office:string-value="1.2" table:style-name="ce5">
            <text:p>1.2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TEXTURE_MAX_LEVEL" table:style-name="ce2">
            <text:p>GL_TEXTURE_MAX_LEVEL</text:p>
          </table:table-cell>
          <table:table-cell office:value-type="string" office:string-value="1.2" table:style-name="ce5">
            <text:p>1.2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MAX_LEVEL" table:style-name="ce2">
            <text:p>GL_TEXTURE_MAX_LEVEL</text:p>
          </table:table-cell>
          <table:table-cell office:value-type="string" office:string-value="GL_UNSIGNED_BYTE" table:style-name="ce2">
            <text:p>GL_UNSIGNED_BYT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TEXTURE_ENV" table:style-name="ce2">
            <text:p>GL_TEXTURE_ENV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UNSIGNED_BYTE" table:style-name="ce2">
            <text:p>GL_UNSIGNED_BYTE</text:p>
          </table:table-cell>
          <table:table-cell office:value-type="string" office:string-value="GL_TEXTURE_ENV_MODE" table:style-name="ce2">
            <text:p>GL_TEXTURE_ENV_MOD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ENV" table:style-name="ce2">
            <text:p>GL_TEXTURE_ENV</text:p>
          </table:table-cell>
          <table:table-cell office:value-type="string" office:string-value="GL_MODULATE" table:style-name="ce2">
            <text:p>GL_MODULAT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ENV_MODE" table:style-name="ce2">
            <text:p>GL_TEXTURE_ENV_MODE</text:p>
          </table:table-cell>
          <table:table-cell office:value-type="string" office:string-value="GL_TEXTURE_MIN_FILTER" table:style-name="ce2">
            <text:p>GL_TEXTURE_MIN_FILTE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MODULATE" table:style-name="ce2">
            <text:p>GL_MODULATE</text:p>
          </table:table-cell>
          <table:table-cell office:value-type="string" office:string-value="GL_LINEAR_MIPMAP_LINEAR" table:style-name="ce2">
            <text:p>GL_LINEAR_MIPMAP_LINEA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TEXTURE_MAG_FILTER" table:style-name="ce2">
            <text:p>GL_TEXTURE_MAG_FILTE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MIN_FILTER" table:style-name="ce2">
            <text:p>GL_TEXTURE_MIN_FILTER</text:p>
          </table:table-cell>
          <table:table-cell office:value-type="string" office:string-value="GL_LINEAR" table:style-name="ce2">
            <text:p>GL_LINEA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LINEAR_MIPMAP_LINEAR" table:style-name="ce2">
            <text:p>GL_LINEAR_MIPMAP_LINEAR</text:p>
          </table:table-cell>
          <table:table-cell office:value-type="string" office:string-value="GL_TEXTURE_WRAP_S" table:style-name="ce2">
            <text:p>GL_TEXTURE_WRAP_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CLAMP_TO_EDGE" table:style-name="ce2">
            <text:p>GL_CLAMP_TO_EDGE</text:p>
          </table:table-cell>
          <table:table-cell office:value-type="string" office:string-value="1.2" table:style-name="ce5">
            <text:p>1.2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MAG_FILTER" table:style-name="ce2">
            <text:p>GL_TEXTURE_MAG_FILTER</text:p>
          </table:table-cell>
          <table:table-cell office:value-type="string" office:string-value="GL_TEXTURE_WRAP_T" table:style-name="ce2">
            <text:p>GL_TEXTURE_WRAP_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LINEAR" table:style-name="ce2">
            <text:p>GL_LINEAR</text:p>
          </table:table-cell>
          <table:table-cell office:value-type="string" office:string-value="GL_MAX_TEXTURE_MAX_ANISOTROPY_EXT" table:style-name="ce2">
            <text:p>GL_MAX_TEXTURE_MAX_ANISOTROPY_EXT</text:p>
          </table:table-cell>
          <table:table-cell office:value-type="string" office:string-value="EXT_texture_filter_anisotropic" table:style-name="ce5">
            <text:p>EXT_texture_filter_anisotropic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TEXTURE_MAX_ANISOTROPY_EXT" table:style-name="ce2">
            <text:p>GL_TEXTURE_MAX_ANISOTROPY_EXT</text:p>
          </table:table-cell>
          <table:table-cell office:value-type="string" office:string-value="EXT_texture_filter_anisotropic" table:style-name="ce5">
            <text:p>EXT_texture_filter_anisotropic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WRAP_S" table:style-name="ce2">
            <text:p>GL_TEXTURE_WRAP_S</text:p>
          </table:table-cell>
          <table:table-cell office:value-type="string" office:string-value="GL_MAX_TEXTURE_SIZE" table:style-name="ce2">
            <text:p>GL_MAX_TEXTURE_SIZ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CLAMP_TO_EDGE" table:style-name="ce2">
            <text:p>GL_CLAMP_TO_EDGE</text:p>
          </table:table-cell>
          <table:table-cell office:value-type="string" office:string-value="GL_TRIANGLES" table:style-name="ce2">
            <text:p>GL_TRIANGLE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1.5 / ARB_vertex_buffer_object" table:style-name="ce5">
            <text:p>1.5 / ARB_vertex_buffer_object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WRAP_T" table:style-name="ce2">
            <text:p>GL_TEXTURE_WRAP_T</text:p>
          </table:table-cell>
          <table:table-cell office:value-type="string" office:string-value="GL_MAX_ELEMENTS_VERTICES" table:style-name="ce2">
            <text:p>GL_MAX_ELEMENTS_VERTICES</text:p>
          </table:table-cell>
          <table:table-cell office:value-type="string" office:string-value="1.2" table:style-name="ce5">
            <text:p>1.2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CLAMP_TO_EDGE" table:style-name="ce2">
            <text:p>GL_CLAMP_TO_EDGE</text:p>
          </table:table-cell>
          <table:table-cell office:value-type="string" office:string-value="GL_MAX_ELEMENTS_INDICES" table:style-name="ce2">
            <text:p>GL_MAX_ELEMENTS_INDICES</text:p>
          </table:table-cell>
          <table:table-cell office:value-type="string" office:string-value="1.2" table:style-name="ce5">
            <text:p>1.2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MAX_TEXTURE_MAX_ANISOTROPY_EXT" table:style-name="ce2">
            <text:p>GL_MAX_TEXTURE_MAX_ANISOTROPY_EXT</text:p>
          </table:table-cell>
          <table:table-cell office:value-type="string" office:string-value="GL_DYNAMIC_DRAW" table:style-name="ce2">
            <text:p>GL_DYNAMIC_DRAW</text:p>
          </table:table-cell>
          <table:table-cell office:value-type="string" office:string-value="1.5 /ARB_vertex_buffer_object" table:style-name="ce5">
            <text:p>1.5 /ARB_vertex_buffer_object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STATIC_DRAW" table:style-name="ce2">
            <text:p>GL_STATIC_DRAW</text:p>
          </table:table-cell>
          <table:table-cell office:value-type="string" office:string-value="1.5 / ARB_vertex_buffer_object" table:style-name="ce5">
            <text:p>1.5 / ARB_vertex_buffer_object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MAX_ANISOTROPY_EXT" table:style-name="ce2">
            <text:p>GL_TEXTURE_MAX_ANISOTROPY_EXT</text:p>
          </table:table-cell>
          <table:table-cell office:value-type="string" office:string-value="GL_UNPACK_ALIGNMENT" table:style-name="ce2">
            <text:p>GL_UNPACK_ALIGNMEN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MAX_TEXTURE_SIZE" table:style-name="ce2">
            <text:p>GL_MAX_TEXTURE_SIZE</text:p>
          </table:table-cell>
          <table:table-cell office:value-type="string" office:string-value="GL_CLAMP" table:style-name="ce2">
            <text:p>GL_CLAMP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RGB8" table:style-name="ce2">
            <text:p>GL_RGB8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xture.cpp:" table:style-name="ce2">
            <text:p>src/texture.cpp:</text:p>
          </table:table-cell>
          <table:table-cell office:value-type="string" office:string-value="GL_UNSIGNED_BYTE" table:style-name="ce2">
            <text:p>GL_UNSIGNED_BYTE</text:p>
          </table:table-cell>
          <table:table-cell office:value-type="string" office:string-value="GL_RGB" table:style-name="ce2">
            <text:p>GL_RGB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IANGLES" table:style-name="ce2">
            <text:p>GL_TRIANGLES</text:p>
          </table:table-cell>
          <table:table-cell office:value-type="string" office:string-value="GL_TEXTURE1" table:style-name="ce2">
            <text:p>GL_TEXTURE1</text:p>
          </table:table-cell>
          <table:table-cell office:value-type="string" office:string-value="1.3 / ARB_multitexture" table:style-name="ce5">
            <text:p>1.3 / ARB_multitextur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TEXTURE_GEN_S" table:style-name="ce2">
            <text:p>GL_TEXTURE_GEN_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TEXTURE_GEN_T" table:style-name="ce2">
            <text:p>GL_TEXTURE_GEN_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S" table:style-name="ce2">
            <text:p>GL_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TEXTURE_GEN_MODE" table:style-name="ce2">
            <text:p>GL_TEXTURE_GEN_MOD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OBJECT_LINEAR" table:style-name="ce2">
            <text:p>GL_OBJECT_LINEA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T" table:style-name="ce2">
            <text:p>GL_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OBJECT_PLANE" table:style-name="ce2">
            <text:p>GL_OBJECT_PLAN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TEXTURE" table:style-name="ce2">
            <text:p>GL_TEXTUR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MODELVIEW" table:style-name="ce2">
            <text:p>GL_MODELVIEW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MAX_ELEMENTS_VERTICES" table:style-name="ce2">
            <text:p>GL_MAX_ELEMENTS_VERTICES</text:p>
          </table:table-cell>
          <table:table-cell office:value-type="string" office:string-value="GL_TEXTURE0" table:style-name="ce2">
            <text:p>GL_TEXTURE0</text:p>
          </table:table-cell>
          <table:table-cell office:value-type="string" office:string-value="1.3 / ARB_multitexture" table:style-name="ce5">
            <text:p>1.3 / ARB_multitextur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MAX_ELEMENTS_INDICES" table:style-name="ce2">
            <text:p>GL_MAX_ELEMENTS_INDICES</text:p>
          </table:table-cell>
          <table:table-cell office:value-type="string" office:string-value="GL_FOG" table:style-name="ce2">
            <text:p>GL_FOG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FALSE" table:style-name="ce2">
            <text:p>GL_FALS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POLYGON_OFFSET_FILL" table:style-name="ce2">
            <text:p>GL_POLYGON_OFFSET_FILL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DYNAMIC_DRAW" table:style-name="ce2">
            <text:p>GL_DYNAMIC_DRAW</text:p>
          </table:table-cell>
          <table:table-cell office:value-type="string" office:string-value="GL_VERTEX_ARRAY" table:style-name="ce2">
            <text:p>GL_VERTEX_ARRAY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ELEMENT_ARRAY_BUFFER" table:style-name="ce2">
            <text:p>GL_ELEMENT_ARRAY_BUFFER</text:p>
          </table:table-cell>
          <table:table-cell office:value-type="string" office:string-value="1.5 / ARB_vertex_buffer_object" table:style-name="ce5">
            <text:p>1.5 / ARB_vertex_buffer_object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FLOAT" table:style-name="ce2">
            <text:p>GL_FLOA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TATIC_DRAW" table:style-name="ce2">
            <text:p>GL_STATIC_DRAW</text:p>
          </table:table-cell>
          <table:table-cell office:value-type="string" office:string-value="GL_TRUE" table:style-name="ce2">
            <text:p>GL_TRU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COLOR_ARRAY" table:style-name="ce2">
            <text:p>GL_COLOR_ARRAY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REPEAT" table:style-name="ce2">
            <text:p>GL_REPEA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DYNAMIC_DRAW" table:style-name="ce2">
            <text:p>GL_DYNAMIC_DRAW</text:p>
          </table:table-cell>
          <table:table-cell office:value-type="string" office:string-value="GL_TEXTURE_COORD_ARRAY" table:style-name="ce2">
            <text:p>GL_TEXTURE_COORD_ARRAY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FOG_COLOR" table:style-name="ce2">
            <text:p>GL_FOG_COLO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CULL_FACE" table:style-name="ce2">
            <text:p>GL_CULL_FAC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TATIC_DRAW" table:style-name="ce2">
            <text:p>GL_STATIC_DRAW</text:p>
          </table:table-cell>
          <table:table-cell office:value-type="string" office:string-value="GL_PROJECTION" table:style-name="ce2">
            <text:p>GL_PROJECTION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FRONT" table:style-name="ce2">
            <text:p>GL_FRON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COLOR_BUFFER_BIT" table:style-name="ce2">
            <text:p>GL_COLOR_BUFFER_BI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RGBA" table:style-name="ce2">
            <text:p>GL_RGBA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TATIC_DRAW" table:style-name="ce2">
            <text:p>GL_STATIC_DRAW</text:p>
          </table:table-cell>
          <table:table-cell office:value-type="string" office:string-value="GL_DEPTH_TEST" table:style-name="ce2">
            <text:p>GL_DEPTH_TES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QUADS" table:style-name="ce2">
            <text:p>GL_QUAD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INFO_LOG_LENGTH" table:style-name="ce2">
            <text:p>GL_INFO_LOG_LENGTH</text:p>
          </table:table-cell>
          <table:table-cell office:value-type="string" office:string-value="2.0 / ARB_shader_objects" table:style-name="ce5">
            <text:p>2.0 / ARB_shader_objects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TATIC_DRAW" table:style-name="ce2">
            <text:p>GL_STATIC_DRAW</text:p>
          </table:table-cell>
          <table:table-cell office:value-type="string" office:string-value="GL_VERTEX_SHADER" table:style-name="ce2">
            <text:p>GL_VERTEX_SHADER</text:p>
          </table:table-cell>
          <table:table-cell office:value-type="string" office:string-value="2.0 / ARB_vertex_shader" table:style-name="ce5">
            <text:p>2.0 / ARB_vertex_shader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COMPILE_STATUS" table:style-name="ce2">
            <text:p>GL_COMPILE_STATUS</text:p>
          </table:table-cell>
          <table:table-cell office:value-type="string" office:string-value="2.0 / ARB_shader_objects" table:style-name="ce5">
            <text:p>2.0 / ARB_shader_objects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FRAGMENT_SHADER" table:style-name="ce2">
            <text:p>GL_FRAGMENT_SHADER</text:p>
          </table:table-cell>
          <table:table-cell office:value-type="string" office:string-value="2.0 / ARB_fragment_shader" table:style-name="ce5">
            <text:p>2.0 / ARB_fragment_shader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LINK_STATUS" table:style-name="ce2">
            <text:p>GL_LINK_STATUS</text:p>
          </table:table-cell>
          <table:table-cell office:value-type="string" office:string-value="2.0 / ARB_shader_objects" table:style-name="ce5">
            <text:p>2.0 / ARB_shader_objects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TATIC_DRAW" table:style-name="ce2">
            <text:p>GL_STATIC_DRAW</text:p>
          </table:table-cell>
          <table:table-cell office:value-type="string" office:string-value="GL_COMBINE" table:style-name="ce2">
            <text:p>GL_COMBINE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TEXTURE_ENV_COLOR" table:style-name="ce2">
            <text:p>GL_TEXTURE_ENV_COLO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COMBINE_RGB" table:style-name="ce2">
            <text:p>GL_COMBINE_RGB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UNPACK_ALIGNMENT" table:style-name="ce2">
            <text:p>GL_UNPACK_ALIGNMENT</text:p>
          </table:table-cell>
          <table:table-cell office:value-type="string" office:string-value="GL_ADD_SIGNED" table:style-name="ce2">
            <text:p>GL_ADD_SIGNED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SOURCE0_RGB" table:style-name="ce2">
            <text:p>GL_SOURCE0_RGB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S" table:style-name="ce2">
            <text:p>GL_TEXTURE_WRAP_S</text:p>
          </table:table-cell>
          <table:table-cell office:value-type="string" office:string-value="GL_OPERAND0_RGB" table:style-name="ce2">
            <text:p>GL_OPERAND0_RGB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CLAMP" table:style-name="ce2">
            <text:p>GL_CLAMP</text:p>
          </table:table-cell>
          <table:table-cell office:value-type="string" office:string-value="GL_SRC_COLOR" table:style-name="ce2">
            <text:p>GL_SRC_COLO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SOURCE1_RGB" table:style-name="ce2">
            <text:p>GL_SOURCE1_RGB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T" table:style-name="ce2">
            <text:p>GL_TEXTURE_WRAP_T</text:p>
          </table:table-cell>
          <table:table-cell office:value-type="string" office:string-value="GL_CONSTANT" table:style-name="ce2">
            <text:p>GL_CONSTAN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CLAMP" table:style-name="ce2">
            <text:p>GL_CLAMP</text:p>
          </table:table-cell>
          <table:table-cell office:value-type="string" office:string-value="GL_OPERAND1_RGB" table:style-name="ce2">
            <text:p>GL_OPERAND1_RGB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COMBINE_ALPHA" table:style-name="ce2">
            <text:p>GL_COMBINE_ALPHA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MAG_FILTER" table:style-name="ce2">
            <text:p>GL_TEXTURE_MAG_FILTER</text:p>
          </table:table-cell>
          <table:table-cell office:value-type="string" office:string-value="GL_REPLACE" table:style-name="ce2">
            <text:p>GL_REPLACE</text:p>
          </table:table-cell>
          <table:table-cell office:value-type="string" office:string-value="1.0 / EXT_texture" table:style-name="ce5">
            <text:p>1.0 / EXT_textur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LINEAR" table:style-name="ce2">
            <text:p>GL_LINEAR</text:p>
          </table:table-cell>
          <table:table-cell office:value-type="string" office:string-value="GL_SOURCE0_ALPHA" table:style-name="ce2">
            <text:p>GL_SOURCE0_ALPHA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OPERAND0_ALPHA" table:style-name="ce2">
            <text:p>GL_OPERAND0_ALPHA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MIN_FILTER" table:style-name="ce2">
            <text:p>GL_TEXTURE_MIN_FILTER</text:p>
          </table:table-cell>
          <table:table-cell office:value-type="string" office:string-value="GL_SRC_ALPHA" table:style-name="ce2">
            <text:p>GL_SRC_ALPHA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LINEAR" table:style-name="ce2">
            <text:p>GL_LINEAR</text:p>
          </table:table-cell>
          <table:table-cell office:value-type="string" office:string-value="GL_INTERPOLATE" table:style-name="ce2">
            <text:p>GL_INTERPOLATE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PREVIOUS" table:style-name="ce2">
            <text:p>GL_PREVIOUS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GB8" table:style-name="ce2">
            <text:p>GL_RGB8</text:p>
          </table:table-cell>
          <table:table-cell office:value-type="string" office:string-value="GL_SOURCE2_RGB" table:style-name="ce2">
            <text:p>GL_SOURCE2_RGB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GB" table:style-name="ce2">
            <text:p>GL_RGB</text:p>
          </table:table-cell>
          <table:table-cell office:value-type="string" office:string-value="GL_OPERAND2_RGB" table:style-name="ce2">
            <text:p>GL_OPERAND2_RGB</text:p>
          </table:table-cell>
          <table:table-cell office:value-type="string" office:string-value="1.3 / ARB_texture_env_combine" table:style-name="ce5">
            <text:p>1.3 / ARB_texture_env_combin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UNSIGNED_BYTE" table:style-name="ce2">
            <text:p>GL_UNSIGNED_BYTE</text:p>
          </table:table-cell>
          <table:table-cell office:value-type="string" office:string-value="GL_BLEND" table:style-name="ce2">
            <text:p>GL_BLEND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CONSTANT_COLOR" table:style-name="ce2">
            <text:p>GL_CONSTANT_COLOR</text:p>
          </table:table-cell>
          <table:table-cell office:value-type="string" office:string-value="ARB_imaging / EXT_color_blend" table:style-name="ce5">
            <text:p>ARB_imaging / EXT_color_blend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1" table:style-name="ce2">
            <text:p>GL_TEXTURE1</text:p>
          </table:table-cell>
          <table:table-cell office:value-type="string" office:string-value="GL_ZERO" table:style-name="ce2">
            <text:p>GL_ZERO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TEXTURE2" table:style-name="ce2">
            <text:p>GL_TEXTURE2</text:p>
          </table:table-cell>
          <table:table-cell office:value-type="string" office:string-value="1.3 / ARB_multitexture" table:style-name="ce5">
            <text:p>1.3 / ARB_multitextur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LEQUAL" table:style-name="ce2">
            <text:p>GL_LEQUAL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UNPACK_ALIGNMENT" table:style-name="ce2">
            <text:p>GL_UNPACK_ALIGNMENT</text:p>
          </table:table-cell>
          <table:table-cell office:value-type="string" office:string-value="GL_FOG_START" table:style-name="ce2">
            <text:p>GL_FOG_STAR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office:value-type="string" office:string-value="GL_FOG_END" table:style-name="ce2">
            <text:p>GL_FOG_END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GB" table:style-name="ce2">
            <text:p>GL_RGB</text:p>
          </table:table-cell>
          <table:table-cell office:value-type="string" office:string-value="GL_FOG_MODE" table:style-name="ce2">
            <text:p>GL_FOG_MOD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UNSIGNED_BYTE" table:style-name="ce2">
            <text:p>GL_UNSIGNED_BYTE</text:p>
          </table:table-cell>
          <table:table-cell office:value-type="string" office:string-value="GL_FOG_DENSITY" table:style-name="ce2">
            <text:p>GL_FOG_DENSITY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office:value-type="string" office:string-value="GL_FOG_HINT" table:style-name="ce2">
            <text:p>GL_FOG_HIN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office:value-type="string" office:string-value="GL_DONT_CARE" table:style-name="ce2">
            <text:p>GL_DONT_CAR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office:value-type="string" office:string-value="GL_ALPHA_TEST" table:style-name="ce2">
            <text:p>GL_ALPHA_TES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office:value-type="string" office:string-value="GL_GREATER" table:style-name="ce2">
            <text:p>GL_GREATE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office:value-type="string" office:string-value="GL_ONE_MINUS_SRC_ALPHA" table:style-name="ce2">
            <text:p>GL_ONE_MINUS_SRC_ALPHA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office:value-type="string" office:string-value="GL_ONE" table:style-name="ce2">
            <text:p>GL_ON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office:value-type="string" office:string-value="GL_VENDOR" table:style-name="ce2">
            <text:p>GL_VENDO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office:value-type="string" office:string-value="GL_RENDERER" table:style-name="ce2">
            <text:p>GL_RENDERE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office:value-type="string" office:string-value="GL_VERSION" table:style-name="ce2">
            <text:p>GL_VERSION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office:value-type="string" office:string-value="GL_MAX_TEXTURE_UNITS" table:style-name="ce2">
            <text:p>GL_MAX_TEXTURE_UNITS</text:p>
          </table:table-cell>
          <table:table-cell office:value-type="string" office:string-value="1.3 / ARB_multitexture" table:style-name="ce5">
            <text:p>1.3 / ARB_multitextur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office:value-type="string" office:string-value="GL_SHADING_LANGUAGE_VERSION" table:style-name="ce2">
            <text:p>GL_SHADING_LANGUAGE_VERSION</text:p>
          </table:table-cell>
          <table:table-cell office:value-type="string" office:string-value="2.0 / ARB_shading_language_100" table:style-name="ce5">
            <text:p>2.0 / ARB_shading_language_100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office:value-type="string" office:string-value="GL_MAX_TEXTURE_IMAGE_UNITS" table:style-name="ce2">
            <text:p>GL_MAX_TEXTURE_IMAGE_UNITS</text:p>
          </table:table-cell>
          <table:table-cell office:value-type="string" office:string-value="2.0 / ARB_vertex_shader / ARB_fragment_shader" table:style-name="ce5">
            <text:p>2.0 / ARB_vertex_shader / ARB_fragment_shader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" table:style-name="ce2">
            <text:p>GL_TEXTURE</text:p>
          </table:table-cell>
          <table:table-cell office:value-type="string" office:string-value="GL_MAX_TEXTURE_COORDS" table:style-name="ce2">
            <text:p>GL_MAX_TEXTURE_COORDS</text:p>
          </table:table-cell>
          <table:table-cell office:value-type="string" office:string-value="2.0 / ARB_vertex_shader / ARB_fragment_shader" table:style-name="ce5">
            <text:p>2.0 / ARB_vertex_shader / ARB_fragment_shader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MODELVIEW" table:style-name="ce2">
            <text:p>GL_MODELVIEW</text:p>
          </table:table-cell>
          <table:table-cell office:value-type="string" office:string-value="GL_MAX_COMBINED_TEXTURE_IMAGE_UNITS_ARB" table:style-name="ce2">
            <text:p>GL_MAX_COMBINED_TEXTURE_IMAGE_UNITS_ARB</text:p>
          </table:table-cell>
          <table:table-cell office:value-type="string" office:string-value="2.0 / ARB_vertex_shader" table:style-name="ce5">
            <text:p>2.0 / ARB_vertex_shader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0" table:style-name="ce2">
            <text:p>GL_TEXTURE0</text:p>
          </table:table-cell>
          <table:table-cell office:value-type="string" office:string-value="GL_SAMPLE_BUFFERS" table:style-name="ce2">
            <text:p>GL_SAMPLE_BUFFERS</text:p>
          </table:table-cell>
          <table:table-cell office:value-type="string" office:string-value="1.3 / ARB_multisample" table:style-name="ce5">
            <text:p>1.3 / ARB_multisampl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OG" table:style-name="ce2">
            <text:p>GL_FOG</text:p>
          </table:table-cell>
          <table:table-cell office:value-type="string" office:string-value="GL_SAMPLES" table:style-name="ce2">
            <text:p>GL_SAMPLES</text:p>
          </table:table-cell>
          <table:table-cell office:value-type="string" office:string-value="1.3 / ARB_multisample" table:style-name="ce5">
            <text:p>1.3 / ARB_multisampl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ALSE" table:style-name="ce2">
            <text:p>GL_FALSE</text:p>
          </table:table-cell>
          <table:table-cell office:value-type="string" office:string-value="GL_NEAREST" table:style-name="ce2">
            <text:p>GL_NEARES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ALSE" table:style-name="ce2">
            <text:p>GL_FALSE</text:p>
          </table:table-cell>
          <table:table-cell office:value-type="string" office:string-value="GL_TRIANGLE_STRIP" table:style-name="ce2">
            <text:p>GL_TRIANGLE_STRIP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ALSE" table:style-name="ce2">
            <text:p>GL_FALSE</text:p>
          </table:table-cell>
          <table:table-cell office:value-type="string" office:string-value="GL_PACK_ALIGNMENT" table:style-name="ce2">
            <text:p>GL_PACK_ALIGNMEN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ALSE" table:style-name="ce2">
            <text:p>GL_FALSE</text:p>
          </table:table-cell>
          <table:table-cell office:value-type="string" office:string-value="GL_LINE_STRIP" table:style-name="ce2">
            <text:p>GL_LINE_STRIP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POLYGON_OFFSET_FILL" table:style-name="ce2">
            <text:p>GL_POLYGON_OFFSET_FILL</text:p>
          </table:table-cell>
          <table:table-cell office:value-type="string" office:string-value="GL_LIGHT_MODEL_AMBIENT" table:style-name="ce2">
            <text:p>GL_LIGHT_MODEL_AMBIEN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VERTEX_ARRAY" table:style-name="ce2">
            <text:p>GL_VERTEX_ARRAY</text:p>
          </table:table-cell>
          <table:table-cell office:value-type="string" office:string-value="GL_LIGHT_MODEL_LOCAL_VIEWER" table:style-name="ce2">
            <text:p>GL_LIGHT_MODEL_LOCAL_VIEWE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ELEMENT_ARRAY_BUFFER" table:style-name="ce2">
            <text:p>GL_ELEMENT_ARRAY_BUFFER</text:p>
          </table:table-cell>
          <table:table-cell office:value-type="string" office:string-value="GL_LIGHT0" table:style-name="ce2">
            <text:p>GL_LIGHT0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POSITION" table:style-name="ce2">
            <text:p>GL_POSITION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LOAT" table:style-name="ce2">
            <text:p>GL_FLOAT</text:p>
          </table:table-cell>
          <table:table-cell office:value-type="string" office:string-value="GL_AMBIENT" table:style-name="ce2">
            <text:p>GL_AMBIEN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IANGLES" table:style-name="ce2">
            <text:p>GL_TRIANGLES</text:p>
          </table:table-cell>
          <table:table-cell office:value-type="string" office:string-value="GL_DIFFUSE" table:style-name="ce2">
            <text:p>GL_DIFFUS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office:value-type="string" office:string-value="GL_SPECULAR" table:style-name="ce2">
            <text:p>GL_SPECULAR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ELEMENT_ARRAY_BUFFER" table:style-name="ce2">
            <text:p>GL_ELEMENT_ARRAY_BUFFER</text:p>
          </table:table-cell>
          <table:table-cell office:value-type="string" office:string-value="GL_SHININESS" table:style-name="ce2">
            <text:p>GL_SHININES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OG" table:style-name="ce2">
            <text:p>GL_FOG</text:p>
          </table:table-cell>
          <table:table-cell office:value-type="string" office:string-value="GL_EMISSION" table:style-name="ce2">
            <text:p>GL_EMISSION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UE" table:style-name="ce2">
            <text:p>GL_TRUE</text:p>
          </table:table-cell>
          <table:table-cell office:value-type="string" office:string-value="GL_LINES" table:style-name="ce2">
            <text:p>GL_LINE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UE" table:style-name="ce2">
            <text:p>GL_TRUE</text:p>
          </table:table-cell>
          <table:table-cell office:value-type="string" office:string-value="GL_MODELVIEW_MATRIX" table:style-name="ce2">
            <text:p>GL_MODELVIEW_MATRIX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UE" table:style-name="ce2">
            <text:p>GL_TRUE</text:p>
          </table:table-cell>
          <table:table-cell office:value-type="string" office:string-value="GL_LESS" table:style-name="ce2">
            <text:p>GL_LES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UE" table:style-name="ce2">
            <text:p>GL_TRUE</text:p>
          </table:table-cell>
          <table:table-cell office:value-type="string" office:string-value="GL_STENCIL_TEST" table:style-name="ce2">
            <text:p>GL_STENCIL_TES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POLYGON_OFFSET_FILL" table:style-name="ce2">
            <text:p>GL_POLYGON_OFFSET_FILL</text:p>
          </table:table-cell>
          <table:table-cell office:value-type="string" office:string-value="GL_STENCIL_TEST_TWO_SIDE_EXT" table:style-name="ce2">
            <text:p>GL_STENCIL_TEST_TWO_SIDE_EXT</text:p>
          </table:table-cell>
          <table:table-cell office:value-type="string" office:string-value="EXT_stencil_two_side" table:style-name="ce5">
            <text:p>EXT_stencil_two_side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COLOR_ARRAY" table:style-name="ce2">
            <text:p>GL_COLOR_ARRAY</text:p>
          </table:table-cell>
          <table:table-cell office:value-type="string" office:string-value="GL_BACK" table:style-name="ce2">
            <text:p>GL_BACK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office:value-type="string" office:string-value="GL_KEEP" table:style-name="ce2">
            <text:p>GL_KEEP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office:value-type="string" office:string-value="GL_ALWAYS" table:style-name="ce2">
            <text:p>GL_ALWAYS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office:value-type="string" office:string-value="GL_SCISSOR_TEST" table:style-name="ce2">
            <text:p>GL_SCISSOR_TES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office:value-type="string" office:string-value="GL_TRIANGLE_FAN" table:style-name="ce2">
            <text:p>GL_TRIANGLE_FAN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office:value-type="string" office:string-value="GL_DEPTH_BUFFER_BIT" table:style-name="ce2">
            <text:p>GL_DEPTH_BUFFER_BIT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office:value-type="string" office:string-value="GL_QUAD_STRIP" table:style-name="ce2">
            <text:p>GL_QUAD_STRIP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office:value-type="string" office:string-value="GL_MATRIX_MODE" table:style-name="ce2">
            <text:p>GL_MATRIX_MODE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office:value-type="string" office:string-value="GL_CW" table:style-name="ce2">
            <text:p>GL_CW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ALSE" table:style-name="ce2">
            <text:p>GL_FALSE</text:p>
          </table:table-cell>
          <table:table-cell office:value-type="string" office:string-value="GL_CCW" table:style-name="ce2">
            <text:p>GL_CCW</text:p>
          </table:table-cell>
          <table:table-cell office:value-type="string" office:string-value="1.0/1.1" table:style-name="ce5">
            <text:p>1.0/1.1</text:p>
          </table:table-cell>
          <table:table-cell table:number-columns-repeated="1020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VERTEX_ARRAY" table:style-name="ce2">
            <text:p>GL_VERTEX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ELEMENT_ARRAY_BUFFER" table:style-name="ce2">
            <text:p>GL_ELEMENT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LOAT" table:style-name="ce2">
            <text:p>GL_FLO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EPEAT" table:style-name="ce2">
            <text:p>GL_REPE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EPEAT" table:style-name="ce2">
            <text:p>GL_REPE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IANGLES" table:style-name="ce2">
            <text:p>GL_TRIANGLE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ELEMENT_ARRAY_BUFFER" table:style-name="ce2">
            <text:p>GL_ELEMENT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COLOR_ARRAY" table:style-name="ce2">
            <text:p>GL_COLOR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COORD_ARRAY" table:style-name="ce2">
            <text:p>GL_TEXTURE_COORD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VERTEX_ARRAY" table:style-name="ce2">
            <text:p>GL_VERTEX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src/terrain.cpp:" table:style-name="ce2">
            <text:p>src/terrain.cpp:</text:p>
          </table:table-cell>
          <table:table-cell office:value-type="string" office:string-value="GL_FLOAT" table:style-name="ce2">
            <text:p>GL_FLO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IANGLES" table:style-name="ce2">
            <text:p>GL_TRIANGLE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1" table:style-name="ce2">
            <text:p>GL_TEXTURE1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0" table:style-name="ce2">
            <text:p>GL_TEXTURE0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MODELVIEW" table:style-name="ce2">
            <text:p>GL_MODELVIEW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COORD_ARRAY" table:style-name="ce2">
            <text:p>GL_TEXTURE_COORD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VERTEX_ARRAY" table:style-name="ce2">
            <text:p>GL_VERTEX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OG_COLOR" table:style-name="ce2">
            <text:p>GL_FOG_COLO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EPEAT" table:style-name="ce2">
            <text:p>GL_REPE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EPEAT" table:style-name="ce2">
            <text:p>GL_REPE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1" table:style-name="ce2">
            <text:p>GL_TEXTURE1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EPEAT" table:style-name="ce2">
            <text:p>GL_REPE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REPEAT" table:style-name="ce2">
            <text:p>GL_REPE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MODE" table:style-name="ce2">
            <text:p>GL_TEXTURE_GEN_MOD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LINEAR" table:style-name="ce2">
            <text:p>GL_OBJECT_LINEA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S" table:style-name="ce2">
            <text:p>GL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" table:style-name="ce2">
            <text:p>GL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OBJECT_PLANE" table:style-name="ce2">
            <text:p>GL_OBJECT_PLAN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VERTEX_ARRAY" table:style-name="ce2">
            <text:p>GL_VERTEX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ELEMENT_ARRAY_BUFFER" table:style-name="ce2">
            <text:p>GL_ELEMENT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LOAT" table:style-name="ce2">
            <text:p>GL_FLOA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IANGLES" table:style-name="ce2">
            <text:p>GL_TRIANGLE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ELEMENT_ARRAY_BUFFER" table:style-name="ce2">
            <text:p>GL_ELEMENT_ARRAY_BUFFE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VERTEX_ARRAY" table:style-name="ce2">
            <text:p>GL_VERTEX_ARRAY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0" table:style-name="ce2">
            <text:p>GL_TEXTURE0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FOG_COLOR" table:style-name="ce2">
            <text:p>GL_FOG_COLOR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MODELVIEW" table:style-name="ce2">
            <text:p>GL_MODELVIEW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S" table:style-name="ce2">
            <text:p>GL_TEXTURE_GEN_S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TEXTURE_GEN_T" table:style-name="ce2">
            <text:p>GL_TEXTURE_GEN_T</text:p>
          </table:table-cell>
          <table:table-cell table:number-columns-repeated="1022"/>
        </table:table-row>
        <table:table-row table:style-name="ro1">
          <table:table-cell office:value-type="string" office:string-value="src/terrain.cpp:" table:style-name="ce2">
            <text:p>src/terrain.cpp:</text:p>
          </table:table-cell>
          <table:table-cell office:value-type="string" office:string-value="GL_ARRAY_BUFFER" table:style-name="ce2">
            <text:p>GL_ARRAY_BUFFER</text:p>
          </table:table-cell>
          <table:table-cell table:number-columns-repeated="1022"/>
        </table:table-row>
        <table:table-row table:style-name="ro1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PROJECTION" table:style-name="ce2">
            <text:p>GL_PROJECTION</text:p>
          </table:table-cell>
          <table:table-cell table:number-columns-repeated="1022"/>
        </table:table-row>
        <table:table-row table:style-name="ro1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MODELVIEW" table:style-name="ce2">
            <text:p>GL_MODELVIEW</text:p>
          </table:table-cell>
          <table:table-cell table:number-columns-repeated="1022"/>
        </table:table-row>
        <table:table-row table:style-name="ro1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COLOR_BUFFER_BIT" table:style-name="ce2">
            <text:p>GL_COLOR_BUFFER_BI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qtgame/wzapp_qt.cpp:" table:style-name="ce2">
            <text:p>lib/qtgame/wzapp_qt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RGBA" table:style-name="ce2">
            <text:p>GL_RGBA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QUADS" table:style-name="ce2">
            <text:p>GL_QUADS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RGBA" table:style-name="ce2">
            <text:p>GL_RGBA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lib/sequence/sequence.cpp:" table:style-name="ce2">
            <text:p>lib/sequence/sequence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ivis_opengl/piematrix.cpp:" table:style-name="ce2">
            <text:p>lib/ivis_opengl/piematrix.cpp:</text:p>
          </table:table-cell>
          <table:table-cell office:value-type="string" office:string-value="GL_PROJECTION" table:style-name="ce2">
            <text:p>GL_PROJECTION</text:p>
          </table:table-cell>
          <table:table-cell table:number-columns-repeated="1022"/>
        </table:table-row>
        <table:table-row table:style-name="ro1">
          <table:table-cell office:value-type="string" office:string-value="lib/ivis_opengl/piematrix.cpp:" table:style-name="ce2">
            <text:p>lib/ivis_opengl/piematrix.cpp:</text:p>
          </table:table-cell>
          <table:table-cell office:value-type="string" office:string-value="GL_MODELVIEW" table:style-name="ce2">
            <text:p>GL_MODELVIEW</text:p>
          </table:table-cell>
          <table:table-cell table:number-columns-repeated="1022"/>
        </table:table-row>
        <table:table-row table:style-name="ro1">
          <table:table-cell office:value-type="string" office:string-value="lib/ivis_opengl/piematrix.cpp:" table:style-name="ce2">
            <text:p>lib/ivis_opengl/piematrix.cpp:</text:p>
          </table:table-cell>
          <table:table-cell office:value-type="string" office:string-value="GL_PROJECTION" table:style-name="ce2">
            <text:p>GL_PROJECTION</text:p>
          </table:table-cell>
          <table:table-cell table:number-columns-repeated="1022"/>
        </table:table-row>
        <table:table-row table:style-name="ro1">
          <table:table-cell office:value-type="string" office:string-value="lib/ivis_opengl/piematrix.cpp:" table:style-name="ce2">
            <text:p>lib/ivis_opengl/piematrix.cpp:</text:p>
          </table:table-cell>
          <table:table-cell office:value-type="string" office:string-value="GL_MODELVIEW" table:style-name="ce2">
            <text:p>GL_MODELVIEW</text:p>
          </table:table-cell>
          <table:table-cell table:number-columns-repeated="1022"/>
        </table:table-row>
        <table:table-row table:style-name="ro1">
          <table:table-cell office:value-type="string" office:string-value="lib/ivis_opengl/piemode.cpp:" table:style-name="ce2">
            <text:p>lib/ivis_opengl/piemode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INFO_LOG_LENGTH" table:style-name="ce2">
            <text:p>GL_INFO_LOG_LENGTH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VERTEX_SHADER" table:style-name="ce2">
            <text:p>GL_VERTEX_SHAD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PILE_STATUS" table:style-name="ce2">
            <text:p>GL_COMPILE_STATUS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RAGMENT_SHADER" table:style-name="ce2">
            <text:p>GL_FRAGMENT_SHAD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PILE_STATUS" table:style-name="ce2">
            <text:p>GL_COMPILE_STATUS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LINK_STATUS" table:style-name="ce2">
            <text:p>GL_LINK_STATUS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0" table:style-name="ce2">
            <text:p>GL_TEXTURE0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BINE" table:style-name="ce2">
            <text:p>GL_COMBIN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_COLOR" table:style-name="ce2">
            <text:p>GL_TEXTURE_ENV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BINE_RGB" table:style-name="ce2">
            <text:p>GL_COMBINE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ADD_SIGNED" table:style-name="ce2">
            <text:p>GL_ADD_SIGNE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OURCE0_RGB" table:style-name="ce2">
            <text:p>GL_SOURCE0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PERAND0_RGB" table:style-name="ce2">
            <text:p>GL_OPERAND0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COLOR" table:style-name="ce2">
            <text:p>GL_SRC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OURCE1_RGB" table:style-name="ce2">
            <text:p>GL_SOURCE1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NSTANT" table:style-name="ce2">
            <text:p>GL_CONSTA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PERAND1_RGB" table:style-name="ce2">
            <text:p>GL_OPERAND1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COLOR" table:style-name="ce2">
            <text:p>GL_SRC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BINE_ALPHA" table:style-name="ce2">
            <text:p>GL_COMBINE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REPLACE" table:style-name="ce2">
            <text:p>GL_REPLAC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OURCE0_ALPHA" table:style-name="ce2">
            <text:p>GL_SOURCE0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PERAND0_ALPHA" table:style-name="ce2">
            <text:p>GL_OPERAND0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ALPHA" table:style-name="ce2">
            <text:p>GL_SRC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1" table:style-name="ce2">
            <text:p>GL_TEXTURE1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BINE" table:style-name="ce2">
            <text:p>GL_COMBIN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BINE_RGB" table:style-name="ce2">
            <text:p>GL_COMBINE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INTERPOLATE" table:style-name="ce2">
            <text:p>GL_INTERPOLAT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OURCE0_RGB" table:style-name="ce2">
            <text:p>GL_SOURCE0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PREVIOUS" table:style-name="ce2">
            <text:p>GL_PREVIOUS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PERAND0_RGB" table:style-name="ce2">
            <text:p>GL_OPERAND0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COLOR" table:style-name="ce2">
            <text:p>GL_SRC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OURCE1_RGB" table:style-name="ce2">
            <text:p>GL_SOURCE1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0" table:style-name="ce2">
            <text:p>GL_TEXTURE0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PERAND1_RGB" table:style-name="ce2">
            <text:p>GL_OPERAND1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COLOR" table:style-name="ce2">
            <text:p>GL_SRC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OURCE2_RGB" table:style-name="ce2">
            <text:p>GL_SOURCE2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PERAND2_RGB" table:style-name="ce2">
            <text:p>GL_OPERAND2_RGB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ALPHA" table:style-name="ce2">
            <text:p>GL_SRC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MBINE_ALPHA" table:style-name="ce2">
            <text:p>GL_COMBINE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REPLACE" table:style-name="ce2">
            <text:p>GL_REPLAC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OURCE0_ALPHA" table:style-name="ce2">
            <text:p>GL_SOURCE0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PREVIOUS" table:style-name="ce2">
            <text:p>GL_PREVIOUS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PERAND0_ALPHA" table:style-name="ce2">
            <text:p>GL_OPERAND0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ALPHA" table:style-name="ce2">
            <text:p>GL_SRC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BLEND" table:style-name="ce2">
            <text:p>GL_BLEN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CONSTANT_COLOR" table:style-name="ce2">
            <text:p>GL_CONSTANT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ZERO" table:style-name="ce2">
            <text:p>GL_ZERO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0" table:style-name="ce2">
            <text:p>GL_TEXTURE0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BLEND" table:style-name="ce2">
            <text:p>GL_BLEN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1" table:style-name="ce2">
            <text:p>GL_TEXTURE1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0" table:style-name="ce2">
            <text:p>GL_TEXTURE0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1" table:style-name="ce2">
            <text:p>GL_TEXTURE1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2" table:style-name="ce2">
            <text:p>GL_TEXTURE2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0" table:style-name="ce2">
            <text:p>GL_TEXTURE0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LEQUAL" table:style-name="ce2">
            <text:p>GL_LEQUAL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LEQUAL" table:style-name="ce2">
            <text:p>GL_LEQUAL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POLYGON_OFFSET_FILL" table:style-name="ce2">
            <text:p>GL_POLYGON_OFFSET_FILL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OG_START" table:style-name="ce2">
            <text:p>GL_FOG_STAR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OG_END" table:style-name="ce2">
            <text:p>GL_FOG_EN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OG_MODE" table:style-name="ce2">
            <text:p>GL_FOG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OG_COLOR" table:style-name="ce2">
            <text:p>GL_FOG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OG_DENSITY" table:style-name="ce2">
            <text:p>GL_FOG_DENSITY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OG_HINT" table:style-name="ce2">
            <text:p>GL_FOG_HI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DONT_CARE" table:style-name="ce2">
            <text:p>GL_DONT_CARE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FOG" table:style-name="ce2">
            <text:p>GL_FOG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ALPHA_TEST" table:style-name="ce2">
            <text:p>GL_ALPHA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GREATER" table:style-name="ce2">
            <text:p>GL_GREAT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ALPHA_TEST" table:style-name="ce2">
            <text:p>GL_ALPHA_TES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BLEND" table:style-name="ce2">
            <text:p>GL_BLEN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ALPHA" table:style-name="ce2">
            <text:p>GL_SRC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NE_MINUS_SRC_ALPHA" table:style-name="ce2">
            <text:p>GL_ONE_MINUS_SRC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BLEND" table:style-name="ce2">
            <text:p>GL_BLEN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ALPHA" table:style-name="ce2">
            <text:p>GL_SRC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NE" table:style-name="ce2">
            <text:p>GL_ON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BLEND" table:style-name="ce2">
            <text:p>GL_BLEN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ZERO" table:style-name="ce2">
            <text:p>GL_ZERO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SRC_COLOR" table:style-name="ce2">
            <text:p>GL_SRC_COLOR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BLEND" table:style-name="ce2">
            <text:p>GL_BLEND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NE" table:style-name="ce2">
            <text:p>GL_ONE</text:p>
          </table:table-cell>
          <table:table-cell table:number-columns-repeated="1022"/>
        </table:table-row>
        <table:table-row table:style-name="ro1">
          <table:table-cell office:value-type="string" office:string-value="lib/ivis_opengl/piestate.cpp:" table:style-name="ce2">
            <text:p>lib/ivis_opengl/piestate.cpp:</text:p>
          </table:table-cell>
          <table:table-cell office:value-type="string" office:string-value="GL_ONE_MINUS_SRC_ALPHA" table:style-name="ce2">
            <text:p>GL_ONE_MINUS_SRC_ALPHA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VENDOR" table:style-name="ce2">
            <text:p>GL_VENDO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RENDERER" table:style-name="ce2">
            <text:p>GL_RENDERE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VERSION" table:style-name="ce2">
            <text:p>GL_VERSION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EXTENSIONS" table:style-name="ce2">
            <text:p>GL_EXTENSIONS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MAX_TEXTURE_UNITS" table:style-name="ce2">
            <text:p>GL_MAX_TEXTURE_UNITS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SHADING_LANGUAGE_VERSION" table:style-name="ce2">
            <text:p>GL_SHADING_LANGUAGE_VERSION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MAX_TEXTURE_IMAGE_UNITS" table:style-name="ce2">
            <text:p>GL_MAX_TEXTURE_IMAGE_UNITS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MAX_TEXTURE_COORDS" table:style-name="ce2">
            <text:p>GL_MAX_TEXTURE_COORDS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MAX_COMBINED_TEXTURE_IMAGE_UNITS_ARB" table:style-name="ce2">
            <text:p>GL_MAX_COMBINED_TEXTURE_IMAGE_UNITS_ARB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SAMPLE_BUFFERS" table:style-name="ce2">
            <text:p>GL_SAMPLE_BUFFERS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SAMPLES" table:style-name="ce2">
            <text:p>GL_SAMPLES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SHADING_LANGUAGE_VERSION" table:style-name="ce2">
            <text:p>GL_SHADING_LANGUAGE_VERSION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COLOR_BUFFER_BIT" table:style-name="ce2">
            <text:p>GL_COLOR_BUFFER_BI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RGBA" table:style-name="ce2">
            <text:p>GL_RGBA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RGB" table:style-name="ce2">
            <text:p>GL_RGB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NEAREST" table:style-name="ce2">
            <text:p>GL_NEAREST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NEAREST" table:style-name="ce2">
            <text:p>GL_NEAREST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TRIANGLE_STRIP" table:style-name="ce2">
            <text:p>GL_TRIANGLE_STRIP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PACK_ALIGNMENT" table:style-name="ce2">
            <text:p>GL_PACK_ALIGNMENT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RGB" table:style-name="ce2">
            <text:p>GL_RGB</text:p>
          </table:table-cell>
          <table:table-cell table:number-columns-repeated="1022"/>
        </table:table-row>
        <table:table-row table:style-name="ro1">
          <table:table-cell office:value-type="string" office:string-value="lib/ivis_opengl/screen.cpp:" table:style-name="ce2">
            <text:p>lib/ivis_opengl/screen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LINE_STRIP" table:style-name="ce2">
            <text:p>GL_LINE_STRIP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RIANGLE_STRIP" table:style-name="ce2">
            <text:p>GL_TRIANGLE_STRIP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LINE_STRIP" table:style-name="ce2">
            <text:p>GL_LINE_STRIP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RGBA" table:style-name="ce2">
            <text:p>GL_RGBA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RGBA" table:style-name="ce2">
            <text:p>GL_RGBA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NEAREST" table:style-name="ce2">
            <text:p>GL_NEAR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NEAREST" table:style-name="ce2">
            <text:p>GL_NEAR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ivis_opengl/pieblitfunc.cpp:" table:style-name="ce2">
            <text:p>lib/ivis_opengl/pieblitfunc.cpp:</text:p>
          </table:table-cell>
          <table:table-cell office:value-type="string" office:string-value="GL_TRIANGLE_STRIP" table:style-name="ce2">
            <text:p>GL_TRIANGLE_STRIP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RGBA" table:style-name="ce2">
            <text:p>GL_RGBA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UNSIGNED_BYTE" table:style-name="ce2">
            <text:p>GL_UNSIGNED_BYTE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ENV" table:style-name="ce2">
            <text:p>GL_TEXTURE_ENV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ENV_MODE" table:style-name="ce2">
            <text:p>GL_TEXTURE_ENV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MODULATE" table:style-name="ce2">
            <text:p>GL_MODULATE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MIN_FILTER" table:style-name="ce2">
            <text:p>GL_TEXTURE_MIN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MAG_FILTER" table:style-name="ce2">
            <text:p>GL_TEXTURE_MAG_FILTER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LINEAR" table:style-name="ce2">
            <text:p>GL_LINEAR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MAX_TEXTURE_MAX_ANISOTROPY_EXT" table:style-name="ce2">
            <text:p>GL_MAX_TEXTURE_MAX_ANISOTROPY_EXT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MAX_ANISOTROPY_EXT" table:style-name="ce2">
            <text:p>GL_TEXTURE_MAX_ANISOTROPY_EXT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WRAP_T" table:style-name="ce2">
            <text:p>GL_TEXTURE_WRAP_T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CLAMP" table:style-name="ce2">
            <text:p>GL_CLAMP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2D" table:style-name="ce2">
            <text:p>GL_TEXTURE_2D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TEXTURE_WRAP_S" table:style-name="ce2">
            <text:p>GL_TEXTURE_WRAP_S</text:p>
          </table:table-cell>
          <table:table-cell table:number-columns-repeated="1022"/>
        </table:table-row>
        <table:table-row table:style-name="ro1">
          <table:table-cell office:value-type="string" office:string-value="lib/ivis_opengl/tex.cpp:" table:style-name="ce2">
            <text:p>lib/ivis_opengl/tex.cpp:</text:p>
          </table:table-cell>
          <table:table-cell office:value-type="string" office:string-value="GL_REPEAT" table:style-name="ce2">
            <text:p>GL_REPEA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_MODEL_AMBIENT" table:style-name="ce2">
            <text:p>GL_LIGHT_MODEL_AMBIE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_MODEL_LOCAL_VIEWER" table:style-name="ce2">
            <text:p>GL_LIGHT_MODEL_LOCAL_VIEWER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0" table:style-name="ce2">
            <text:p>GL_LIGHT0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POSITION" table:style-name="ce2">
            <text:p>GL_POSITION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0" table:style-name="ce2">
            <text:p>GL_LIGHT0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AMBIENT" table:style-name="ce2">
            <text:p>GL_AMBIE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0" table:style-name="ce2">
            <text:p>GL_LIGHT0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DIFFUSE" table:style-name="ce2">
            <text:p>GL_DIFFU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0" table:style-name="ce2">
            <text:p>GL_LIGHT0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SPECULAR" table:style-name="ce2">
            <text:p>GL_SPECULAR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0" table:style-name="ce2">
            <text:p>GL_LIGHT0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AMBIENT" table:style-name="ce2">
            <text:p>GL_AMBIE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DIFFUSE" table:style-name="ce2">
            <text:p>GL_DIFFU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SPECULAR" table:style-name="ce2">
            <text:p>GL_SPECULAR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SHININESS" table:style-name="ce2">
            <text:p>GL_SHININES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EMISSION" table:style-name="ce2">
            <text:p>GL_EMISSION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TRIANGLES" table:style-name="ce2">
            <text:p>GL_TRIANGLE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TEXTURE1" table:style-name="ce2">
            <text:p>GL_TEXTURE1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QUADS" table:style-name="ce2">
            <text:p>GL_QUAD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NES" table:style-name="ce2">
            <text:p>GL_LINES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MODELVIEW_MATRIX" table:style-name="ce2">
            <text:p>GL_MODELVIEW_MATRIX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IGHT0" table:style-name="ce2">
            <text:p>GL_LIGHT0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POSITION" table:style-name="ce2">
            <text:p>GL_POSITION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ESS" table:style-name="ce2">
            <text:p>GL_LES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STENCIL_TEST" table:style-name="ce2">
            <text:p>GL_STENCIL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STENCIL_TEST_TWO_SIDE_EXT" table:style-name="ce2">
            <text:p>GL_STENCIL_TEST_TWO_SIDE_EX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BACK" table:style-name="ce2">
            <text:p>GL_BACK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KEEP" table:style-name="ce2">
            <text:p>GL_KEEP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ALWAYS" table:style-name="ce2">
            <text:p>GL_ALWAY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KEEP" table:style-name="ce2">
            <text:p>GL_KEEP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ALWAYS" table:style-name="ce2">
            <text:p>GL_ALWAY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STENCIL_TEST_TWO_SIDE_EXT" table:style-name="ce2">
            <text:p>GL_STENCIL_TEST_TWO_SIDE_EX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BACK" table:style-name="ce2">
            <text:p>GL_BACK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KEEP" table:style-name="ce2">
            <text:p>GL_KEEP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KEEP" table:style-name="ce2">
            <text:p>GL_KEEP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ALWAYS" table:style-name="ce2">
            <text:p>GL_ALWAY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BACK" table:style-name="ce2">
            <text:p>GL_BACK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KEEP" table:style-name="ce2">
            <text:p>GL_KEEP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KEEP" table:style-name="ce2">
            <text:p>GL_KEEP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 table:number-rows-repeated="4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KEEP" table:style-name="ce2">
            <text:p>GL_KEEP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LESS" table:style-name="ce2">
            <text:p>GL_LESS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TRIANGLE_STRIP" table:style-name="ce2">
            <text:p>GL_TRIANGLE_STRIP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STENCIL_TEST" table:style-name="ce2">
            <text:p>GL_STENCIL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DEPTH_TEST" table:style-name="ce2">
            <text:p>GL_DEPTH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TRUE" table:style-name="ce2">
            <text:p>GL_TRUE</text:p>
          </table:table-cell>
          <table:table-cell table:number-columns-repeated="1022"/>
        </table:table-row>
        <table:table-row table:style-name="ro1">
          <table:table-cell office:value-type="string" office:string-value="lib/ivis_opengl/piedraw.cpp:" table:style-name="ce2">
            <text:p>lib/ivis_opengl/piedraw.cpp:</text:p>
          </table:table-cell>
          <table:table-cell office:value-type="string" office:string-value="GL_TRIANGLE_STRIP" table:style-name="ce2">
            <text:p>GL_TRIANGLE_STRIP</text:p>
          </table:table-cell>
          <table:table-cell table:number-columns-repeated="1022"/>
        </table:table-row>
        <table:table-row table:style-name="ro1" table:number-rows-repeated="2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SCISSOR_TEST" table:style-name="ce2">
            <text:p>GL_SCISSOR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TRIANGLE_FAN" table:style-name="ce2">
            <text:p>GL_TRIANGLE_FAN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LINE_STRIP" table:style-name="ce2">
            <text:p>GL_LINE_STRIP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TRIANGLE_FAN" table:style-name="ce2">
            <text:p>GL_TRIANGLE_FAN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DEPTH_BUFFER_BIT" table:style-name="ce2">
            <text:p>GL_DEPTH_BUFFER_BIT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FOG" table:style-name="ce2">
            <text:p>GL_FOG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ALPHA_TEST" table:style-name="ce2">
            <text:p>GL_ALPHA_TEST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QUAD_STRIP" table:style-name="ce2">
            <text:p>GL_QUAD_STRIP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DEPTH_BUFFER_BIT" table:style-name="ce2">
            <text:p>GL_DEPTH_BUFFER_BIT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FOG" table:style-name="ce2">
            <text:p>GL_FOG</text:p>
          </table:table-cell>
          <table:table-cell table:number-columns-repeated="1022"/>
        </table:table-row>
        <table:table-row table:style-name="ro1">
          <table:table-cell office:value-type="string" office:string-value="lib/ivis_opengl/piefunc.cpp:" table:style-name="ce2">
            <text:p>lib/ivis_opengl/piefunc.cpp:</text:p>
          </table:table-cell>
          <table:table-cell office:value-type="string" office:string-value="GL_QUAD_STRIP" table:style-name="ce2">
            <text:p>GL_QUAD_STRIP</text:p>
          </table:table-cell>
          <table:table-cell table:number-columns-repeated="1022"/>
        </table:table-row>
        <table:table-row table:style-name="ro1" table:number-rows-repeated="3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_FALSE" table:style-name="ce2">
            <text:p>GL_FALSE</text:p>
          </table:table-cell>
          <table:table-cell table:number-columns-repeated="1022"/>
        </table:table-row>
        <table:table-row table:style-name="ro1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_MATRIX_MODE" table:style-name="ce2">
            <text:p>GL_MATRIX_MODE</text:p>
          </table:table-cell>
          <table:table-cell table:number-columns-repeated="1022"/>
        </table:table-row>
        <table:table-row table:style-name="ro1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_MODELVIEW" table:style-name="ce2">
            <text:p>GL_MODELVIEW</text:p>
          </table:table-cell>
          <table:table-cell table:number-columns-repeated="1022"/>
        </table:table-row>
        <table:table-row table:style-name="ro1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_CW" table:style-name="ce2">
            <text:p>GL_CW</text:p>
          </table:table-cell>
          <table:table-cell table:number-columns-repeated="1022"/>
        </table:table-row>
        <table:table-row table:style-name="ro1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_CCW" table:style-name="ce2">
            <text:p>GL_CCW</text:p>
          </table:table-cell>
          <table:table-cell table:number-columns-repeated="1022"/>
        </table:table-row>
        <table:table-row table:style-name="ro1">
          <table:table-cell office:value-type="string" office:string-value="lib/ivis_opengl/textdraw.cpp:" table:style-name="ce2">
            <text:p>lib/ivis_opengl/textdraw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_PROJECTION" table:style-name="ce2">
            <text:p>GL_PROJECTION</text:p>
          </table:table-cell>
          <table:table-cell table:number-columns-repeated="1022"/>
        </table:table-row>
        <table:table-row table:style-name="ro1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_TEXTURE" table:style-name="ce2">
            <text:p>GL_TEXTURE</text:p>
          </table:table-cell>
          <table:table-cell table:number-columns-repeated="1022"/>
        </table:table-row>
        <table:table-row table:style-name="ro1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_MODELVIEW" table:style-name="ce2">
            <text:p>GL_MODELVIEW</text:p>
          </table:table-cell>
          <table:table-cell table:number-columns-repeated="1022"/>
        </table:table-row>
        <table:table-row table:style-name="ro1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_FRONT" table:style-name="ce2">
            <text:p>GL_FRONT</text:p>
          </table:table-cell>
          <table:table-cell table:number-columns-repeated="1022"/>
        </table:table-row>
        <table:table-row table:style-name="ro1">
          <table:table-cell office:value-type="string" office:string-value="lib/sdl/main_sdl.cpp:" table:style-name="ce2">
            <text:p>lib/sdl/main_sdl.cpp:</text:p>
          </table:table-cell>
          <table:table-cell office:value-type="string" office:string-value="GL_CULL_FACE" table:style-name="ce2">
            <text:p>GL_CULL_FACE</text:p>
          </table:table-cell>
          <table:table-cell table:number-columns-repeated="1022"/>
        </table:table-row>
        <table:table-row table:style-name="ro1" table:number-rows-repeated="64871">
          <table:table-cell table:style-name="ce2"/>
          <table:table-cell table:number-columns-repeated="1023"/>
        </table:table-row>
      </table:table>
      <table:table table:name="Contextual Dependenci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office:string-value="extension">
            <text:p>extension</text:p>
          </table:table-cell>
          <table:table-cell office:value-type="string" office:string-value="depends">
            <text:p>depends</text:p>
          </table:table-cell>
          <table:table-cell office:value-type="string" office:string-value="context">
            <text:p>context</text:p>
          </table:table-cell>
          <table:table-cell table:number-columns-repeated="1021"/>
        </table:table-row>
        <table:table-row table:style-name="ro1">
          <table:table-cell office:value-type="string" office:string-value="ARB_texture_env_crossbar">
            <text:p>ARB_texture_env_crossbar</text:p>
          </table:table-cell>
          <table:table-cell office:value-type="string" office:string-value="GL 1.1, ARB_multitexture and ARB_texture_env_combine ">
            <text:p>GL 1.1, ARB_multitexture and ARB_texture_env_combine </text:p>
          </table:table-cell>
          <table:table-cell office:value-type="string" office:string-value="The capability to use the texture color from other texture units as sources to the COMBINE_ARB texture environment function">
            <text:p>The capability to use the texture color from other texture units as sources to the COMBINE_ARB texture environment function</text:p>
          </table:table-cell>
          <table:table-cell table:number-columns-repeated="1021"/>
        </table:table-row>
      </table:table>
      <table:database-ranges>
        <table:database-range table:name="__Anonymous_Sheet_DB__0" table:orientation="column" table:target-range-address="Functions.D2:Functions.D109"/>
        <table:database-range table:name="__Anonymous_Sheet_DB__1" table:orientation="column" table:target-range-address="Enumerants.C1:Enumerants.C135"/>
      </table:database-ranges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.3</meta:generator>
    <dc:title/>
    <meta:initial-creator>Unknown</meta:initial-creator>
    <meta:editing-cycles>1</meta:editing-cycles>
    <dc:date>2012-06-16T23:05:05</dc:date>
    <meta:creation-date>2012-06-16T15:14:14</meta:creation-date>
  </office:meta>
</office:document-meta>
</file>